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64in"/>
    </style:style>
    <style:style style:name="co2" style:family="table-column">
      <style:table-column-properties fo:break-before="auto" style:column-width="1.728in"/>
    </style:style>
    <style:style style:name="co3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0.429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1.7925in"/>
    </style:style>
    <style:style style:name="co11" style:family="table-column">
      <style:table-column-properties fo:break-before="auto" style:column-width="2.1217in"/>
    </style:style>
    <style:style style:name="co12" style:family="table-column">
      <style:table-column-properties fo:break-before="auto" style:column-width="0.7008in"/>
    </style:style>
    <style:style style:name="co13" style:family="table-column">
      <style:table-column-properties fo:break-before="auto" style:column-width="2.0228in"/>
    </style:style>
    <style:style style:name="co1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0.6244in"/>
    </style:style>
    <style:style style:name="co16" style:family="table-column">
      <style:table-column-properties fo:break-before="auto" style:column-width="1.9571in"/>
    </style:style>
    <style:style style:name="co17" style:family="table-column">
      <style:table-column-properties fo:break-before="auto" style:column-width="2.0118in"/>
    </style:style>
    <style:style style:name="co18" style:family="table-column">
      <style:table-column-properties fo:break-before="auto" style:column-width="0.7228in"/>
    </style:style>
    <style:style style:name="co19" style:family="table-column">
      <style:table-column-properties fo:break-before="auto" style:column-width="1.7701in"/>
    </style:style>
    <style:style style:name="co20" style:family="table-column">
      <style:table-column-properties fo:break-before="auto" style:column-width="2.4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" style:family="table-cell" style:parent-style-name="Default">
      <style:text-properties fo:font-size="10pt"/>
    </style:style>
    <style:style style:name="ce3" style:family="table-cell" style:parent-style-name="Default">
      <style:table-cell-properties fo:background-color="#00008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fo:background-color="#004a4a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fo:background-color="#800000"/>
      <style:text-properties fo:font-size="10pt"/>
    </style:style>
    <style:style style:name="ce7" style:family="table-cell" style:parent-style-name="Default">
      <style:table-cell-properties fo:background-color="#333333"/>
      <style:text-properties fo:font-size="10pt"/>
    </style:style>
    <style:style style:name="ce8" style:family="table-cell" style:parent-style-name="Default">
      <style:table-cell-properties fo:background-color="#004a4a"/>
      <style:text-properties fo:font-size="10pt"/>
    </style:style>
    <style:style style:name="ce9" style:family="table-cell" style:parent-style-name="Default">
      <style:table-cell-properties fo:background-color="#000080"/>
      <style:text-properties fo:font-size="10pt"/>
    </style:style>
    <style:style style:name="ce10" style:family="table-cell" style:parent-style-name="Default">
      <style:table-cell-properties fo:background-color="#4c1900"/>
      <style:text-properties fo:font-size="10pt"/>
    </style:style>
    <style:style style:name="ce11" style:family="table-cell" style:parent-style-name="Default">
      <style:table-cell-properties fo:background-color="#800000"/>
    </style:style>
    <style:style style:name="ce12" style:family="table-cell" style:parent-style-name="Default">
      <style:table-cell-properties fo:background-color="#000080"/>
    </style:style>
    <style:style style:name="ce13" style:family="table-cell" style:parent-style-name="Default">
      <style:table-cell-properties fo:background-color="#000080"/>
      <style:text-properties fo:language="zxx" fo:country="none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000080"/>
      <style:text-properties style:font-name="Arial2" fo:language="zxx" fo:country="none" style:font-name-asian="Arial2" style:language-asian="zxx" style:country-asian="none" style:font-name-complex="Arial2" style:language-complex="zxx" style:country-complex="none"/>
    </style:style>
    <style:style style:name="ce15" style:family="table-cell" style:parent-style-name="Default">
      <style:table-cell-properties fo:background-color="#4c1900"/>
    </style:style>
    <style:style style:name="ce16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333333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6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position="super 58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2" fo:font-size="10pt" style:font-name-asian="Arial2" style:font-size-asian="10pt" style:font-name-complex="Arial2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TI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247" table:default-cell-style-name="ce2"/>
        <table:table-column table:style-name="co6" table:default-cell-style-name="Default"/>
        <table:table-row table:style-name="ro1">
          <table:table-cell table:style-name="ce1" table:formula="of:=&quot;0x&quot; &amp; DEC2HEX(0)" office:value-type="string" office:string-value="0x0">
            <text:p>0x0</text:p>
          </table:table-cell>
          <table:table-cell table:style-name="ce1"/>
          <table:table-cell table:style-name="ce1" table:formula="of:=&quot;0x&quot; &amp; DEC2HEX(913)" office:value-type="string" office:string-value="0x391">
            <text:p>0x391</text:p>
          </table:table-cell>
          <table:table-cell table:style-name="ce1" office:value-type="string">
            <office:annotation draw:style-name="gr1" draw:text-style-name="P1" svg:width="1.1378in" svg:height="0.5457in" svg:x="4.6709in" svg:y="0in" draw:caption-point-x="-0.2402in" draw:caption-point-y="0.0039in">
              <dc:creator>JKF</dc:creator>
              <dc:date>2009-01-28T00:00:00</dc:date>
              <text:p text:style-name="P1"><text:span text:style-name="T1">bit field:</text:span></text:p>
              <text:p text:style-name="P1"><text:span text:style-name="T1">b00000001:m1</text:span></text:p>
              <text:p text:style-name="P1"><text:span text:style-name="T1">b00010001:m1,5</text:span></text:p>
            </office:annotation>
            <text:p>B1 Sec Obj</text:p>
          </table:table-cell>
          <table:table-cell table:style-name="ce1" table:formula="of:=&quot;0x&quot; &amp; DEC2HEX(1626)" office:value-type="string" office:string-value="0x65A">
            <text:p>0x65A</text:p>
          </table:table-cell>
          <table:table-cell table:style-name="ce4" office:value-type="string">
            <text:p>total kills</text:p>
          </table:table-cell>
          <table:table-cell table:style-name="Default" table:number-columns-repeated="2"/>
          <table:table-cell table:style-name="ce6" office:value-type="string">
            <text:p>Char</text:p>
          </table:table-cell>
          <table:table-cell table:number-columns-repeated="247"/>
        </table:table-row>
        <table:table-row table:style-name="ro1">
          <table:table-cell table:style-name="ce1" table:formula="of:=&quot;0x&quot; &amp; DEC2HEX(1)" office:value-type="string" office:string-value="0x1">
            <text:p>0x1</text:p>
          </table:table-cell>
          <table:table-cell table:style-name="ce1" office:value-type="string">
            <office:annotation draw:style-name="gr1" draw:text-style-name="P1" svg:width="1.137in" svg:height="0.5457in" svg:x="2.3185in" svg:y="0in" draw:caption-point-x="-0.0768in" draw:caption-point-y="0.1815in">
              <dc:creator>JKF</dc:creator>
              <dc:date>2008-03-06T00:00:00</dc:date>
              <text:p text:style-name="P1"><text:span text:style-name="T1">0 = alive</text:span></text:p>
              <text:p text:style-name="P1"><text:span text:style-name="T1">1 = captured</text:span></text:p>
              <text:p text:style-name="P1"><text:span text:style-name="T1">2 = killed</text:span></text:p>
            </office:annotation>
            <text:p>status</text:p>
          </table:table-cell>
          <table:table-cell table:style-name="ce1" office:value-type="string">
            <text:p>0x392</text:p>
          </table:table-cell>
          <table:table-cell table:style-name="ce1" office:value-type="string">
            <text:p>B2 Sec Obj</text:p>
          </table:table-cell>
          <table:table-cell table:style-name="ce1" office:value-type="string">
            <text:p>0x65C</text:p>
          </table:table-cell>
          <table:table-cell table:style-name="ce4" office:value-type="string">
            <text:p>captures</text:p>
          </table:table-cell>
          <table:table-cell table:style-name="Default" table:number-columns-repeated="2"/>
          <table:table-cell table:style-name="ce7" office:value-type="string">
            <text:p>Bool</text:p>
          </table:table-cell>
          <table:table-cell table:number-columns-repeated="247"/>
        </table:table-row>
        <table:table-row table:style-name="ro1">
          <table:table-cell table:style-name="ce1" table:formula="of:=&quot;0x&quot; &amp; DEC2HEX(2)" office:value-type="string" office:string-value="0x2">
            <text:p>0x2</text:p>
          </table:table-cell>
          <table:table-cell table:style-name="ce1" office:value-type="string">
            <office:annotation draw:style-name="gr1" draw:text-style-name="P1" svg:width="1.137in" svg:height="1.0122in" svg:x="2.3185in" svg:y="0in" draw:caption-point-x="-0.0768in" draw:caption-point-y="0.3594in">
              <dc:creator>JKF</dc:creator>
              <dc:date>2008-03-06T00:00:00</dc:date>
              <text:p text:style-name="P1"><text:span text:style-name="T1">0 = flight cadet</text:span></text:p>
              <text:p text:style-name="P1"><text:span text:style-name="T1">1 = flight officer</text:span></text:p>
              <text:p text:style-name="P1"><text:span text:style-name="T1">2 = Lieutenant</text:span></text:p>
              <text:p text:style-name="P1"><text:span text:style-name="T1">3 = Captain</text:span></text:p>
              <text:p text:style-name="P1"><text:span text:style-name="T1">4 = Commander</text:span></text:p>
              <text:p text:style-name="P1"><text:span text:style-name="T1">5 = General</text:span></text:p>
            </office:annotation>
            <text:p>rank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Default" table:number-columns-repeated="4"/>
          <table:table-cell office:value-type="string">
            <text:p>Byte</text:p>
          </table:table-cell>
          <table:table-cell table:number-columns-repeated="247"/>
        </table:table-row>
        <table:table-row table:style-name="ro1">
          <table:table-cell table:style-name="ce1" table:formula="of:=&quot;0x&quot; &amp; DEC2HEX(3)" office:value-type="string" office:string-value="0x3">
            <text:p>0x3</text:p>
          </table:table-cell>
          <table:table-cell table:style-name="ce1" office:value-type="string">
            <office:annotation draw:style-name="gr1" draw:text-style-name="P1" svg:width="1.137in" svg:height="0.5457in" svg:x="2.3185in" svg:y="0in" draw:caption-point-x="-0.0768in" draw:caption-point-y="0.537in">
              <dc:creator>JKF</dc:creator>
              <dc:date>2008-03-06T00:00:00</dc:date>
              <text:p text:style-name="P1"><text:span text:style-name="T1">0 = Easy</text:span></text:p>
              <text:p text:style-name="P1"><text:span text:style-name="T1">1 = Medium</text:span></text:p>
              <text:p text:style-name="P1"><text:span text:style-name="T1">2 = Hard</text:span></text:p>
            </office:annotation>
            <text:p>difficulty</text:p>
          </table:table-cell>
          <table:table-cell table:style-name="ce1" office:value-type="string">
            <text:p>0x3A4</text:p>
          </table:table-cell>
          <table:table-cell table:style-name="ce1" office:value-type="string">
            <text:p>B20 Sec Obj</text:p>
          </table:table-cell>
          <table:table-cell table:style-name="ce1" office:value-type="string">
            <text:p>0x660</text:p>
          </table:table-cell>
          <table:table-cell table:style-name="ce4" office:value-type="string">
            <text:p>xwing kills</text:p>
          </table:table-cell>
          <table:table-cell table:style-name="Default" table:number-columns-repeated="2"/>
          <table:table-cell table:style-name="ce8" office:value-type="string">
            <text:p>Short</text:p>
          </table:table-cell>
          <table:table-cell table:number-columns-repeated="247"/>
        </table:table-row>
        <table:table-row table:style-name="ro1">
          <table:table-cell table:style-name="ce1" table:formula="of:=&quot;0x&quot; &amp; DEC2HEX(4)" office:value-type="string" office:string-value="0x4">
            <text:p>0x4</text:p>
          </table:table-cell>
          <table:table-cell table:style-name="ce3" office:value-type="string">
            <text:p>score</text:p>
          </table:table-cell>
          <table:table-cell table:style-name="ce1" office:value-type="string">
            <text:p>0x3A5</text:p>
          </table:table-cell>
          <table:table-cell table:style-name="ce1" office:value-type="string">
            <office:annotation draw:style-name="gr1" draw:text-style-name="P1" svg:width="1.1378in" svg:height="0.5457in" svg:x="4.6709in" svg:y="0.1185in" draw:caption-point-x="-0.2402in" draw:caption-point-y="0.5965in">
              <dc:creator>JKF</dc:creator>
              <dc:date>2009-01-28T00:00:00</dc:date>
              <text:p text:style-name="P1"><text:span text:style-name="T1">bit field:</text:span></text:p>
              <text:p text:style-name="P1"><text:span text:style-name="T1">b00000001:m1</text:span></text:p>
              <text:p text:style-name="P1"><text:span text:style-name="T1">b00010001:m1,5</text:span></text:p>
            </office:annotation>
            <text:p>B1 Bon Obj</text:p>
          </table:table-cell>
          <table:table-cell table:style-name="ce1" office:value-type="string">
            <text:p>0x662</text:p>
          </table:table-cell>
          <table:table-cell table:style-name="ce4" office:value-type="string">
            <text:p>ywing </text:p>
          </table:table-cell>
          <table:table-cell table:style-name="Default" table:number-columns-repeated="2"/>
          <table:table-cell table:style-name="ce9" office:value-type="string">
            <text:p>Int</text:p>
          </table:table-cell>
          <table:table-cell table:number-columns-repeated="247"/>
        </table:table-row>
        <table:table-row table:style-name="ro1">
          <table:table-cell table:style-name="ce1" table:formula="of:=&quot;0x&quot; &amp; DEC2HEX(8)" office:value-type="string" office:string-value="0x8">
            <text:p>0x8</text:p>
          </table:table-cell>
          <table:table-cell table:style-name="ce4" office:value-type="string">
            <text:p>skill</text:p>
          </table:table-cell>
          <table:table-cell table:style-name="ce1" office:value-type="string">
            <text:p>0x3A6</text:p>
          </table:table-cell>
          <table:table-cell table:style-name="ce1" office:value-type="string">
            <text:p>B2 Bon Obj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Default" table:number-columns-repeated="2"/>
          <table:table-cell table:style-name="ce10" office:value-type="string">
            <text:p>Long</text:p>
          </table:table-cell>
          <table:table-cell table:number-columns-repeated="247"/>
        </table:table-row>
        <table:table-row table:style-name="ro1">
          <table:table-cell table:style-name="ce1" table:formula="of:=&quot;0x&quot; &amp; DEC2HEX(10)" office:value-type="string" office:string-value="0xA">
            <text:p>0xA</text:p>
          </table:table-cell>
          <table:table-cell table:style-name="ce1" office:value-type="string">
            <office:annotation draw:style-name="gr1" draw:text-style-name="P1" svg:width="1.2984in" svg:height="1.1882in" svg:x="2.3185in" svg:y="1.1854in" draw:caption-point-x="-0.0768in" draw:caption-point-y="-0.115in">
              <dc:creator>JKF</dc:creator>
              <dc:date>2008-03-06T00:00:00</dc:date>
              <text:p text:style-name="P1"><text:span text:style-name="T1">0 = None</text:span></text:p>
              <text:p text:style-name="P1"><text:span text:style-name="T1">1 = 1</text:span><text:span text:style-name="T2">st</text:span><text:span text:style-name="T1"> init</text:span></text:p>
              <text:p text:style-name="P1"><text:span text:style-name="T1">2 = 2</text:span><text:span text:style-name="T2">nd</text:span><text:span text:style-name="T1"> circle</text:span></text:p>
              <text:p text:style-name="P1"><text:span text:style-name="T1">3 = 3</text:span><text:span text:style-name="T2">rd</text:span><text:span text:style-name="T1"> circle</text:span></text:p>
              <text:p text:style-name="P1"><text:span text:style-name="T1">4 = 4</text:span><text:span text:style-name="T2">th</text:span><text:span text:style-name="T1"> circle</text:span></text:p>
              <text:p text:style-name="P1"><text:span text:style-name="T1">5 = inner circle</text:span></text:p>
              <text:p text:style-name="P1"><text:span text:style-name="T1">6 = emperor's hand</text:span></text:p>
            </office:annotation>
            <text:p>secret order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ce1" table:formula="of:=&quot;0x&quot; &amp; DEC2HEX(1768)" office:value-type="string" office:string-value="0x6E8">
            <text:p>0x6E8</text:p>
          </table:table-cell>
          <table:table-cell table:style-name="ce4" office:value-type="string">
            <office:annotation draw:style-name="gr2" draw:text-style-name="P1" svg:width="1.1413in" svg:height="0.3902in" svg:x="6.1976in" svg:y="0.476in" draw:caption-point-x="-0.2402in" draw:caption-point-y="0.5949in">
              <dc:creator>MJG</dc:creator>
              <dc:date>2010-08-17T00:00:00</dc:date>
              <text:p text:style-name="P1">Nothing past FAC/1 tallied</text:p>
            </office:annotation>
            <text:p>fac/1</text:p>
          </table:table-cell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number-columns-repeated="2"/>
          <table:table-cell table:style-name="ce1" office:value-type="string">
            <text:p>0x3B8</text:p>
          </table:table-cell>
          <table:table-cell table:style-name="ce1" office:value-type="string">
            <text:p>B20 Bon Obj</text:p>
          </table:table-cell>
          <table:table-cell table:style-name="ce1"/>
          <table:table-cell table:style-name="Default" table:number-columns-repeated="3"/>
          <table:table-cell table:number-columns-repeated="248"/>
        </table:table-row>
        <table:table-row table:style-name="ro1">
          <table:table-cell table:style-name="ce1" table:formula="of:=&quot;0x&quot; &amp; DEC2HEX(42)" office:value-type="string" office:string-value="0x2A">
            <text:p>0x2A</text:p>
          </table:table-cell>
          <table:table-cell table:style-name="ce3" office:value-type="string">
            <text:p>t/f train score</text:p>
          </table:table-cell>
          <table:table-cell table:style-name="ce1" table:number-columns-repeated="2"/>
          <table:table-cell table:style-name="ce1" table:formula="of:=&quot;0x&quot; &amp; DEC2HEX(1908)" office:value-type="string" office:string-value="0x774">
            <text:p>0x774</text:p>
          </table:table-cell>
          <table:table-cell table:style-name="ce3" office:value-type="string">
            <text:p>laser fired</text:p>
          </table:table-cell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46)" office:value-type="string" office:string-value="0x2E">
            <text:p>0x2E</text:p>
          </table:table-cell>
          <table:table-cell table:style-name="ce3" office:value-type="string">
            <text:p>t/i train score</text:p>
          </table:table-cell>
          <table:table-cell table:style-name="ce1" table:formula="of:=&quot;0x&quot; &amp; DEC2HEX(986)" office:value-type="string" office:string-value="0x3DA">
            <text:p>0x3DA</text:p>
          </table:table-cell>
          <table:table-cell table:style-name="ce3" office:value-type="string">
            <text:p>B1m1</text:p>
          </table:table-cell>
          <table:table-cell table:style-name="ce1" table:formula="of:=&quot;0x&quot; &amp; DEC2HEX(1912)" office:value-type="string" office:string-value="0x778">
            <text:p>0x778</text:p>
          </table:table-cell>
          <table:table-cell table:style-name="ce3" office:value-type="string">
            <text:p>laser hit</text:p>
          </table:table-cell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50)" office:value-type="string" office:string-value="0x32">
            <text:p>0x32</text:p>
          </table:table-cell>
          <table:table-cell table:style-name="ce3" office:value-type="string">
            <text:p>t/b train score</text:p>
          </table:table-cell>
          <table:table-cell table:style-name="ce1" office:value-type="string">
            <text:p>0x3DE</text:p>
          </table:table-cell>
          <table:table-cell table:style-name="ce3" office:value-type="string">
            <text:p>B1m2</text:p>
          </table:table-cell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54)" office:value-type="string" office:string-value="0x36">
            <text:p>0x36</text:p>
          </table:table-cell>
          <table:table-cell table:style-name="ce3" office:value-type="string">
            <text:p>t/a train score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ce1" table:formula="of:=&quot;0x&quot; &amp; DEC2HEX(1920)" office:value-type="string" office:string-value="0x780">
            <text:p>0x780</text:p>
          </table:table-cell>
          <table:table-cell table:style-name="ce4" office:value-type="string">
            <text:p>warheads fired</text:p>
          </table:table-cell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58)" office:value-type="string" office:string-value="0x3A">
            <text:p>0x3A</text:p>
          </table:table-cell>
          <table:table-cell table:style-name="ce3" office:value-type="string">
            <text:p>gun train score</text:p>
          </table:table-cell>
          <table:table-cell table:style-name="ce1" office:value-type="string">
            <text:p>0x3FA</text:p>
          </table:table-cell>
          <table:table-cell table:style-name="ce3" office:value-type="string">
            <text:p>B2m1</text:p>
          </table:table-cell>
          <table:table-cell table:style-name="ce1" table:formula="of:=&quot;0x&quot; &amp; DEC2HEX(1922)" office:value-type="string" office:string-value="0x782">
            <text:p>0x782</text:p>
          </table:table-cell>
          <table:table-cell table:style-name="ce4" office:value-type="string">
            <text:p>warheads hit</text:p>
          </table:table-cell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62)" office:value-type="string" office:string-value="0x3E">
            <text:p>0x3E</text:p>
          </table:table-cell>
          <table:table-cell table:style-name="ce3" office:value-type="string">
            <text:p>t/d train score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66)" office:value-type="string" office:string-value="0x42">
            <text:p>0x42</text:p>
          </table:table-cell>
          <table:table-cell table:style-name="ce3" office:value-type="string">
            <text:p>miss train score</text:p>
          </table:table-cell>
          <table:table-cell table:style-name="ce1" table:formula="of:=&quot;0x&quot; &amp; DEC2HEX(1622)" office:value-type="string" office:string-value="0x656">
            <text:p>0x656</text:p>
          </table:table-cell>
          <table:table-cell table:style-name="ce3" office:value-type="string">
            <text:p>B20m8</text:p>
          </table:table-cell>
          <table:table-cell table:style-name="ce1" table:formula="of:=&quot;0x&quot; &amp; DEC2HEX(1926)" office:value-type="string" office:string-value="0x786">
            <text:p>0x786</text:p>
          </table:table-cell>
          <table:table-cell table:style-name="ce4" office:value-type="string">
            <text:p>craft lost</text:p>
          </table:table-cell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70)" office:value-type="string" office:string-value="0x46">
            <text:p>0x46</text:p>
          </table:table-cell>
          <table:table-cell table:style-name="ce3" office:value-type="string">
            <text:p>Unused 1 train score</text:p>
          </table:table-cell>
          <table:table-cell table:style-name="ce1" table:number-columns-repeated="2"/>
          <table:table-cell table:style-name="ce1" table:formula="of:=&quot;0x&quot; &amp; DEC2HEX(1928)" office:value-type="string" office:string-value="0x788">
            <text:p>0x788</text:p>
          </table:table-cell>
          <table:table-cell table:style-name="ce1" office:value-type="string">
            <office:annotation draw:style-name="gr1" draw:text-style-name="P1" svg:width="1.1378in" svg:height="0.3902in" svg:x="6.1866in" svg:y="2.3252in" draw:caption-point-x="-0.2291in" draw:caption-point-y="0.3457in">
              <dc:creator>JKF</dc:creator>
              <dc:date>2009-01-28T00:00:00</dc:date>
              <text:p text:style-name="P1"><text:span text:style-name="T1">current to last mission flown</text:span></text:p>
            </office:annotation>
            <text:p>Begin backup</text:p>
          </table:table-cell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74)" office:value-type="string" office:string-value="0x4A">
            <text:p>0x4A</text:p>
          </table:table-cell>
          <table:table-cell table:style-name="ce3" office:value-type="string">
            <text:p>Unused 2 train score</text:p>
          </table:table-cell>
          <table:table-cell table:style-name="ce1" table:number-columns-repeated="2"/>
          <table:table-cell table:style-name="ce1" office:value-type="string">
            <text:p>...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style-name="ce1" table:formula="of:=&quot;0x&quot; &amp; DEC2HEX(78)" office:value-type="string" office:string-value="0x4E">
            <text:p>0x4E</text:p>
          </table:table-cell>
          <table:table-cell table:style-name="ce3" office:value-type="string">
            <text:p>Unused 3 train score</text:p>
          </table:table-cell>
          <table:table-cell table:style-name="ce1"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table:formula="of:=&quot;0x&quot; &amp; DEC2HEX(82)" office:value-type="string" office:string-value="0x52">
            <text:p>0x52</text:p>
          </table:table-cell>
          <table:table-cell table:style-name="ce3" office:value-type="string">
            <text:p>Unused 4 train score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86)" office:value-type="string" office:string-value="0x56">
            <text:p>0x56</text:p>
          </table:table-cell>
          <table:table-cell table:style-name="ce3" office:value-type="string">
            <text:p>Unused 5 train score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90)" office:value-type="string" office:string-value="0x5A">
            <text:p>0x5A</text:p>
          </table:table-cell>
          <table:table-cell table:style-name="ce1" office:value-type="string">
            <text:p>t/f train level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91)" office:value-type="string" office:string-value="0x5B">
            <text:p>0x5B</text:p>
          </table:table-cell>
          <table:table-cell table:style-name="ce1" office:value-type="string">
            <text:p>t/I train level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101)" office:value-type="string" office:string-value="0x65">
            <text:p>0x65</text:p>
          </table:table-cell>
          <table:table-cell table:style-name="ce1" office:value-type="string">
            <text:p>Unused 5 train level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136)" office:value-type="string" office:string-value="0x88">
            <text:p>0x88</text:p>
          </table:table-cell>
          <table:table-cell table:style-name="ce3" office:value-type="string">
            <text:p>T/F Combat M1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140)" office:value-type="string" office:string-value="0x8C">
            <text:p>0x8C</text:p>
          </table:table-cell>
          <table:table-cell table:style-name="ce3" office:value-type="string">
            <text:p>T/F Combat M2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164)" office:value-type="string" office:string-value="0xA4">
            <text:p>0xA4</text:p>
          </table:table-cell>
          <table:table-cell table:style-name="ce3" office:value-type="string">
            <text:p>T/F Combat M8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168)" office:value-type="string" office:string-value="0xA8">
            <text:p>0xA8</text:p>
          </table:table-cell>
          <table:table-cell table:style-name="ce3" office:value-type="string">
            <text:p>T/I Combat M1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488)" office:value-type="string" office:string-value="0x1E8">
            <text:p>0x1E8</text:p>
          </table:table-cell>
          <table:table-cell table:style-name="ce3" office:value-type="string">
            <text:p>Unused Combat M1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520)" office:value-type="string" office:string-value="0x208">
            <text:p>0x208</text:p>
          </table:table-cell>
          <table:table-cell table:style-name="ce5" office:value-type="string">
            <text:p>T/F Combat M1 passed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521)" office:value-type="string" office:string-value="0x209">
            <text:p>0x209</text:p>
          </table:table-cell>
          <table:table-cell table:style-name="ce5" office:value-type="string">
            <text:p>T/F Combat M2 passed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528)" office:value-type="string" office:string-value="0x210">
            <text:p>0x210</text:p>
          </table:table-cell>
          <table:table-cell table:style-name="ce5" office:value-type="string">
            <text:p>T/I combat M1 passed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608)" office:value-type="string" office:string-value="0x260">
            <text:p>0x260</text:p>
          </table:table-cell>
          <table:table-cell table:style-name="ce5" office:value-type="string">
            <text:p>Unused 5 M1 passed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617)" office:value-type="string" office:string-value="0x269">
            <text:p>0x269</text:p>
          </table:table-cell>
          <table:table-cell table:style-name="ce1" office:value-type="string">
            <office:annotation draw:style-name="gr3" draw:text-style-name="P1" svg:width="1.4406in" svg:height="0.6972in" svg:x="2.5925in" svg:y="6.4776in" draw:caption-point-x="-0.3508in" draw:caption-point-y="0.8161in">
              <dc:creator>JKF</dc:creator>
              <dc:date>2008-03-06T00:00:00</dc:date>
              <text:p text:style-name="P1"><text:span text:style-name="T1">0 = not displayed</text:span></text:p>
              <text:p text:style-name="P1"><text:span text:style-name="T1">1 = in progress</text:span></text:p>
              <text:p text:style-name="P1"><text:span text:style-name="T1">2 = not completed</text:span></text:p>
              <text:p text:style-name="P1"><text:span text:style-name="T1">3 = completed</text:span></text:p>
            </office:annotation>
            <text:p>Battle 1 status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618)" office:value-type="string" office:string-value="0x26A">
            <text:p>0x26A</text:p>
          </table:table-cell>
          <table:table-cell table:style-name="ce1" office:value-type="string">
            <text:p>Battle 2 status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637)" office:value-type="string" office:string-value="0x27D">
            <text:p>0x27D</text:p>
          </table:table-cell>
          <table:table-cell table:style-name="ce1" office:value-type="string">
            <text:p>Battle 1 Last Mission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table:formula="of:=&quot;0x&quot; &amp; DEC2HEX(638)" office:value-type="string" office:string-value="0x27E">
            <text:p>0x27E</text:p>
          </table:table-cell>
          <table:table-cell table:style-name="ce1" office:value-type="string">
            <text:p>Battle 2 Last Mission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 table:number-rows-repeated="17">
          <table:table-cell table:style-name="ce1"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 table:number-rows-repeated="35">
          <table:table-cell table:style-name="Default"/>
          <table:table-cell table:style-name="ce1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Default" table:number-columns-repeated="4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 table:number-rows-repeated="33">
          <table:table-cell table:style-name="Default"/>
          <table:table-cell table:style-name="ce1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48"/>
        </table:table-row>
        <table:table-row table:style-name="ro1" table:number-rows-repeated="13">
          <table:table-cell table:style-name="Default"/>
          <table:table-cell table:style-name="ce1"/>
          <table:table-cell table:style-name="Default" table:number-columns-repeated="6"/>
          <table:table-cell table:number-columns-repeated="248"/>
        </table:table-row>
        <table:table-row table:style-name="ro1" table:number-rows-repeated="23">
          <table:table-cell table:style-name="Default"/>
          <table:table-cell table:style-name="ce1"/>
          <table:table-cell table:style-name="Default" table:number-columns-repeated="7"/>
          <table:table-cell table:number-columns-repeated="247"/>
        </table:table-row>
        <table:table-row table:style-name="ro1" table:number-rows-repeated="148">
          <table:table-cell table:style-name="Default"/>
          <table:table-cell table:style-name="ce1"/>
          <table:table-cell table:style-name="Default" table:number-columns-repeated="6"/>
          <table:table-cell table:number-columns-repeated="248"/>
        </table:table-row>
        <table:table-row table:style-name="ro1" table:number-rows-repeated="77">
          <table:table-cell table:style-name="Default" table:number-columns-repeated="8"/>
          <table:table-cell table:number-columns-repeated="248"/>
        </table:table-row>
        <table:table-row table:style-name="ro1" table:number-rows-repeated="10"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table:number-columns-repeated="2"/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 table:number-rows-repeated="458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 table:number-rows-repeated="149">
          <table:table-cell table:number-columns-repeated="6"/>
          <table:table-cell table:style-name="Default" table:number-columns-repeated="2"/>
          <table:table-cell table:number-columns-repeated="248"/>
        </table:table-row>
        <table:table-row table:style-name="ro1" table:number-rows-repeated="64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XvT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ce12"/>
        <table:table-column table:style-name="co14" table:default-cell-style-name="Default"/>
        <table:table-column table:style-name="co13" table:default-cell-style-name="Default"/>
        <table:table-column table:style-name="co6" table:number-columns-repeated="246" table:default-cell-style-name="Default"/>
        <table:table-row table:style-name="ro1">
          <table:table-cell office:value-type="string">
            <text:p>0x0</text:p>
          </table:table-cell>
          <table:table-cell table:style-name="ce11" office:value-type="string">
            <text:p>Pilot Name</text:p>
          </table:table-cell>
          <table:table-cell office:value-type="string">
            <text:p>0x3EF2</text:p>
          </table:table-cell>
          <table:table-cell office:value-type="string">
            <text:p>Rebel Melee Golds</text:p>
          </table:table-cell>
          <table:table-cell office:value-type="string">
            <text:p>0x5252</text:p>
          </table:table-cell>
          <table:table-cell table:style-name="ce12" office:value-type="string">
            <text:p>SPT/S/Gunnery attempts</text:p>
          </table:table-cell>
          <table:table-cell office:value-type="string">
            <text:p>0x12716</text:p>
          </table:table-cell>
          <table:table-cell office:value-type="string">
            <text:p>Imperial Melee Golds</text:p>
          </table:table-cell>
          <table:table-cell office:value-type="string">
            <text:p>0x13A76</text:p>
          </table:table-cell>
          <table:table-cell table:style-name="ce12" office:value-type="string">
            <text:p>SPT/S/Gunnery attempts</text:p>
          </table:table-cell>
          <table:table-cell table:number-columns-repeated="246"/>
        </table:table-row>
        <table:table-row table:style-name="ro1">
          <table:table-cell office:value-type="string">
            <text:p>0x1</text:p>
          </table:table-cell>
          <table:table-cell table:style-name="ce11" office:value-type="string">
            <text:p>XXX</text:p>
          </table:table-cell>
          <table:table-cell office:value-type="string">
            <text:p>0x3EF6</text:p>
          </table:table-cell>
          <table:table-cell office:value-type="string">
            <text:p>Melee Silvers</text:p>
          </table:table-cell>
          <table:table-cell table:number-columns-repeated="2"/>
          <table:table-cell office:value-type="string">
            <text:p>0x1271A</text:p>
          </table:table-cell>
          <table:table-cell office:value-type="string">
            <text:p>Melee Silvers</text:p>
          </table:table-cell>
          <table:table-cell table:number-columns-repeated="248"/>
        </table:table-row>
        <table:table-row table:style-name="ro1">
          <table:table-cell office:value-type="string">
            <text:p>...</text:p>
          </table:table-cell>
          <table:table-cell table:style-name="ce11" office:value-type="string">
            <text:p>...</text:p>
          </table:table-cell>
          <table:table-cell office:value-type="string">
            <text:p>0x3EFA</text:p>
          </table:table-cell>
          <table:table-cell office:value-type="string">
            <text:p>Melee Bronze</text:p>
          </table:table-cell>
          <table:table-cell office:value-type="string">
            <text:p>0x525E</text:p>
          </table:table-cell>
          <table:table-cell table:style-name="ce12" office:value-type="string">
            <text:p>SPT/S/Gunnery best score</text:p>
          </table:table-cell>
          <table:table-cell office:value-type="string">
            <text:p>0x1271E</text:p>
          </table:table-cell>
          <table:table-cell office:value-type="string">
            <text:p>Melee Bronze</text:p>
          </table:table-cell>
          <table:table-cell office:value-type="string">
            <text:p>0x13A82</text:p>
          </table:table-cell>
          <table:table-cell table:style-name="ce12" office:value-type="string">
            <text:p>SPT/S/Gunnery best score</text:p>
          </table:table-cell>
          <table:table-cell table:number-columns-repeated="246"/>
        </table:table-row>
        <table:table-row table:style-name="ro1">
          <table:table-cell office:value-type="string">
            <text:p>0xB</text:p>
          </table:table-cell>
          <table:table-cell table:style-name="ce11" office:value-type="string">
            <text:p>XXX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5262</text:p>
          </table:table-cell>
          <table:table-cell table:style-name="ce12" office:value-type="string">
            <text:p>SPT/S/Gunnery best time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13A86</text:p>
          </table:table-cell>
          <table:table-cell table:style-name="ce12" office:value-type="string">
            <text:p>SPT/S/Gunnery best tim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3F0A</text:p>
          </table:table-cell>
          <table:table-cell office:value-type="string">
            <text:p>Tourney Golds</text:p>
          </table:table-cell>
          <table:table-cell table:number-columns-repeated="2"/>
          <table:table-cell office:value-type="string">
            <text:p>0x1272E</text:p>
          </table:table-cell>
          <table:table-cell office:value-type="string">
            <text:p>Tourney Golds</text:p>
          </table:table-cell>
          <table:table-cell table:number-columns-repeated="248"/>
        </table:table-row>
        <table:table-row table:style-name="ro1">
          <table:table-cell office:value-type="string">
            <text:p>0xE</text:p>
          </table:table-cell>
          <table:table-cell table:style-name="ce12" office:value-type="string">
            <text:p>Total Score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526A</text:p>
          </table:table-cell>
          <table:table-cell table:style-name="ce12" office:value-type="string">
            <text:p>SPT/S/Gunnery performance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13A8E</text:p>
          </table:table-cell>
          <table:table-cell table:style-name="ce12" office:value-type="string">
            <text:p>SPT/S/Gunnery performanc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3F22</text:p>
          </table:table-cell>
          <table:table-cell office:value-type="string">
            <text:p>Mission Top rating</text:p>
          </table:table-cell>
          <table:table-cell table:number-columns-repeated="2"/>
          <table:table-cell office:value-type="string">
            <text:p>0x12746</text:p>
          </table:table-cell>
          <table:table-cell office:value-type="string">
            <text:p>Mission Top rating</text:p>
          </table:table-cell>
          <table:table-cell table:number-columns-repeated="248"/>
        </table:table-row>
        <table:table-row table:style-name="ro1">
          <table:table-cell office:value-type="string">
            <text:p>0x35E</text:p>
          </table:table-cell>
          <table:table-cell table:style-name="ce12" office:value-type="string">
            <text:p>Kills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5276</text:p>
          </table:table-cell>
          <table:table-cell table:style-name="ce12" office:value-type="string">
            <text:p>SPT/S/Torps attempts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13A9A</text:p>
          </table:table-cell>
          <table:table-cell table:style-name="ce12" office:value-type="string">
            <text:p>SPT/S/Torps attempts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3F3A</text:p>
          </table:table-cell>
          <table:table-cell office:value-type="string">
            <text:p>Mission Gold medallion</text:p>
          </table:table-cell>
          <table:table-cell table:number-columns-repeated="2" office:value-type="string">
            <text:p>...</text:p>
          </table:table-cell>
          <table:table-cell office:value-type="string">
            <text:p>0x12768</text:p>
          </table:table-cell>
          <table:table-cell office:value-type="string">
            <text:p>Battle Gold medallion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office:value-type="string">
            <text:p>0x143E</text:p>
          </table:table-cell>
          <table:table-cell table:style-name="ce12" office:value-type="string">
            <text:p>Lasers hit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529A</text:p>
          </table:table-cell>
          <table:table-cell table:style-name="ce12" office:value-type="string">
            <text:p>SPT/S/Shields attempts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13ABE</text:p>
          </table:table-cell>
          <table:table-cell table:style-name="ce12" office:value-type="string">
            <text:p>SPT/S/Shields attempts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3F4E</text:p>
          </table:table-cell>
          <table:table-cell office:value-type="string">
            <text:p>Mission Lead medallion</text:p>
          </table:table-cell>
          <table:table-cell table:number-columns-repeated="2" office:value-type="string">
            <text:p>...</text:p>
          </table:table-cell>
          <table:table-cell office:value-type="string">
            <text:p>0x12772</text:p>
          </table:table-cell>
          <table:table-cell office:value-type="string">
            <text:p>Battle Lead medallion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office:value-type="string">
            <text:p>0x144A</text:p>
          </table:table-cell>
          <table:table-cell table:style-name="ce12" office:value-type="string">
            <text:p>Lasers Total</text:p>
          </table:table-cell>
          <table:table-cell/>
          <table:table-cell table:style-name="Default"/>
          <table:table-cell office:value-type="string">
            <text:p>0x52BE</text:p>
          </table:table-cell>
          <table:table-cell table:style-name="ce12" office:value-type="string">
            <text:p>SPT/S/Inspection attempts</text:p>
          </table:table-cell>
          <table:table-cell/>
          <table:table-cell table:style-name="Default"/>
          <table:table-cell office:value-type="string">
            <text:p>0x13AE2</text:p>
          </table:table-cell>
          <table:table-cell table:style-name="ce12" office:value-type="string">
            <text:p>SPT/S/Inspection attempts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3F82</text:p>
          </table:table-cell>
          <table:table-cell office:value-type="string">
            <text:p>Total Exercises Played</text:p>
          </table:table-cell>
          <table:table-cell table:number-columns-repeated="2" office:value-type="string">
            <text:p>...</text:p>
          </table:table-cell>
          <table:table-cell office:value-type="string">
            <text:p>0x127A6</text:p>
          </table:table-cell>
          <table:table-cell office:value-type="string">
            <text:p>Total Exercise Attempts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office:value-type="string">
            <text:p>0x1456</text:p>
          </table:table-cell>
          <table:table-cell table:style-name="ce12" office:value-type="string">
            <text:p>Warheads hit</text:p>
          </table:table-cell>
          <table:table-cell office:value-type="string">
            <text:p>0x3F86</text:p>
          </table:table-cell>
          <table:table-cell office:value-type="string">
            <text:p>Total Melees Played</text:p>
          </table:table-cell>
          <table:table-cell office:value-type="string">
            <text:p>0x52E2</text:p>
          </table:table-cell>
          <table:table-cell table:style-name="ce12" office:value-type="string">
            <text:p>SPT/S/Missiles attempts</text:p>
          </table:table-cell>
          <table:table-cell office:value-type="string">
            <text:p>0x127AA</text:p>
          </table:table-cell>
          <table:table-cell office:value-type="string">
            <text:p>Total Melee Attempts</text:p>
          </table:table-cell>
          <table:table-cell office:value-type="string">
            <text:p>0x13B06</text:p>
          </table:table-cell>
          <table:table-cell table:style-name="ce12" office:value-type="string">
            <text:p>SPT/S/Missiles attempts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3F8A</text:p>
          </table:table-cell>
          <table:table-cell office:value-type="string">
            <text:p>Total Combats Played</text:p>
          </table:table-cell>
          <table:table-cell table:number-columns-repeated="2" office:value-type="string">
            <text:p>...</text:p>
          </table:table-cell>
          <table:table-cell office:value-type="string">
            <text:p>0x127AE</text:p>
          </table:table-cell>
          <table:table-cell office:value-type="string">
            <text:p>Total Combat Attempts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office:value-type="string">
            <text:p>0x1462</text:p>
          </table:table-cell>
          <table:table-cell table:style-name="ce12" office:value-type="string">
            <text:p>Warheads total</text:p>
          </table:table-cell>
          <table:table-cell/>
          <table:table-cell table:style-name="Default"/>
          <table:table-cell office:value-type="string">
            <text:p>0x5306</text:p>
          </table:table-cell>
          <table:table-cell table:style-name="ce12" office:value-type="string">
            <text:p>SPT/S/Rockets attempts</text:p>
          </table:table-cell>
          <table:table-cell/>
          <table:table-cell table:style-name="Default"/>
          <table:table-cell office:value-type="string">
            <text:p>0x13B2A</text:p>
          </table:table-cell>
          <table:table-cell table:style-name="ce12" office:value-type="string">
            <text:p>SPT/S/Rockets attempts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3F9A</text:p>
          </table:table-cell>
          <table:table-cell office:value-type="string">
            <text:p>Total Exercise Kills</text:p>
          </table:table-cell>
          <table:table-cell table:number-columns-repeated="2" office:value-type="string">
            <text:p>...</text:p>
          </table:table-cell>
          <table:table-cell office:value-type="string">
            <text:p>0x127BE</text:p>
          </table:table-cell>
          <table:table-cell office:value-type="string">
            <text:p>Total Exercise Kills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office:value-type="string">
            <text:p>0x146E</text:p>
          </table:table-cell>
          <table:table-cell table:style-name="ce12" office:value-type="string">
            <text:p>Craft losses</text:p>
          </table:table-cell>
          <table:table-cell office:value-type="string">
            <text:p>0x3F9E</text:p>
          </table:table-cell>
          <table:table-cell office:value-type="string">
            <text:p>Total Melee Kills</text:p>
          </table:table-cell>
          <table:table-cell office:value-type="string">
            <text:p>0x532A</text:p>
          </table:table-cell>
          <table:table-cell table:style-name="ce12" office:value-type="string">
            <text:p>SPT/S/Wingman attempts</text:p>
          </table:table-cell>
          <table:table-cell office:value-type="string">
            <text:p>0x127C2</text:p>
          </table:table-cell>
          <table:table-cell office:value-type="string">
            <text:p>Total Melee Kills</text:p>
          </table:table-cell>
          <table:table-cell office:value-type="string">
            <text:p>0x13B4E</text:p>
          </table:table-cell>
          <table:table-cell table:style-name="ce12" office:value-type="string">
            <text:p>SPT/S/Wingman attempts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3FA2</text:p>
          </table:table-cell>
          <table:table-cell office:value-type="string">
            <text:p>Total Combat Kills</text:p>
          </table:table-cell>
          <table:table-cell table:number-columns-repeated="2" office:value-type="string">
            <text:p>...</text:p>
          </table:table-cell>
          <table:table-cell office:value-type="string">
            <text:p>0x127C6</text:p>
          </table:table-cell>
          <table:table-cell office:value-type="string">
            <text:p>Total Combat Kills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office:value-type="string">
            <text:p>0x2326</text:p>
          </table:table-cell>
          <table:table-cell table:style-name="ce12" office:value-type="string">
            <text:p>Current rating</text:p>
          </table:table-cell>
          <table:table-cell/>
          <table:table-cell table:style-name="Default"/>
          <table:table-cell office:value-type="string">
            <text:p>0x534E</text:p>
          </table:table-cell>
          <table:table-cell table:style-name="ce12" office:value-type="string">
            <text:p>SPT/S/Mission 8 attempts</text:p>
          </table:table-cell>
          <table:table-cell/>
          <table:table-cell table:style-name="Default"/>
          <table:table-cell office:value-type="string">
            <text:p>0x13B72</text:p>
          </table:table-cell>
          <table:table-cell table:style-name="ce12" office:value-type="string">
            <text:p>SPT/S/Mission 8 attempts</text:p>
          </table:table-cell>
          <table:table-cell table:number-columns-repeated="246"/>
        </table:table-row>
        <table:table-row table:style-name="ro1">
          <table:table-cell office:value-type="string">
            <text:p>0x232A</text:p>
          </table:table-cell>
          <table:table-cell table:style-name="ce12" office:value-type="string">
            <office:annotation draw:style-name="gr1" draw:text-style-name="P1" svg:width="1.1378in" svg:height="0.2346in" svg:x="2.7201in" svg:y="3.3016in" draw:caption-point-x="-0.2945in" draw:caption-point-y="0.2583in">
              <dc:creator>JKF</dc:creator>
              <dc:date>2009-01-28T00:00:00</dc:date>
              <text:p text:style-name="P1"><text:span text:style-name="T1">Mission #</text:span></text:p>
            </office:annotation>
            <text:p>Current rating earned</text:p>
          </table:table-cell>
          <table:table-cell office:value-type="string">
            <text:p>0x3FB2</text:p>
          </table:table-cell>
          <table:table-cell office:value-type="string">
            <text:p>Slot 0 craft kills – Exercise</text:p>
          </table:table-cell>
          <table:table-cell table:number-columns-repeated="2" office:value-type="string">
            <text:p>...</text:p>
          </table:table-cell>
          <table:table-cell office:value-type="string">
            <text:p>0x127D6</text:p>
          </table:table-cell>
          <table:table-cell office:value-type="string">
            <text:p>Slot 0 craft kills – Exercise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office:value-type="string">
            <text:p>0x232E</text:p>
          </table:table-cell>
          <table:table-cell table:style-name="ce12" office:value-type="string">
            <text:p>Target Drone earned</text:p>
          </table:table-cell>
          <table:table-cell office:value-type="string">
            <text:p>0x3FB6</text:p>
          </table:table-cell>
          <table:table-cell office:value-type="string">
            <text:p>X-wing kills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office:value-type="string">
            <text:p>0x127DA</text:p>
          </table:table-cell>
          <table:table-cell office:value-type="string">
            <text:p>X-wing kills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table:number-columns-repeated="246"/>
        </table:table-row>
        <table:table-row table:style-name="ro1">
          <table:table-cell office:value-type="string">
            <text:p>0x2332</text:p>
          </table:table-cell>
          <table:table-cell table:style-name="ce12" office:value-type="string">
            <text:p>Ground Crew earned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5522</text:p>
          </table:table-cell>
          <table:table-cell table:style-name="ce12" office:value-type="string">
            <text:p>SPT/2P/Escort attempts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13EAE</text:p>
          </table:table-cell>
          <table:table-cell table:style-name="ce12" office:value-type="string">
            <text:p>SPT/2P/Escort attempts</text:p>
          </table:table-cell>
          <table:table-cell table:number-columns-repeated="246"/>
        </table:table-row>
        <table:table-row table:style-name="ro1">
          <table:table-cell office:value-type="string">
            <text:p>0x2336</text:p>
          </table:table-cell>
          <table:table-cell table:style-name="ce12" office:value-type="string">
            <text:p>Trainee earned</text:p>
          </table:table-cell>
          <table:table-cell office:value-type="string">
            <text:p>0x4112</text:p>
          </table:table-cell>
          <table:table-cell office:value-type="string">
            <text:p>Slot 0 craft kills – Melee</text:p>
          </table:table-cell>
          <table:table-cell table:number-columns-repeated="2" office:value-type="string">
            <text:p>...</text:p>
          </table:table-cell>
          <table:table-cell office:value-type="string">
            <text:p>0x12936</text:p>
          </table:table-cell>
          <table:table-cell office:value-type="string">
            <text:p>Slot 0 craft kills – Melee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office:value-type="string">
            <text:p>0x233A</text:p>
          </table:table-cell>
          <table:table-cell table:style-name="ce12" office:value-type="string">
            <text:p>Flight Cadet earned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table:number-columns-repeated="246"/>
        </table:table-row>
        <table:table-row table:style-name="ro1">
          <table:table-cell office:value-type="string">
            <text:p>0x233E</text:p>
          </table:table-cell>
          <table:table-cell table:style-name="ce12" office:value-type="string">
            <text:p>Officer 4th Class earned</text:p>
          </table:table-cell>
          <table:table-cell office:value-type="string">
            <text:p>0x4272</text:p>
          </table:table-cell>
          <table:table-cell office:value-type="string">
            <text:p>Slot 0 craft kills – Combat</text:p>
          </table:table-cell>
          <table:table-cell office:value-type="string">
            <text:p>0x55D6</text:p>
          </table:table-cell>
          <table:table-cell table:style-name="ce12" office:value-type="string">
            <text:p>SPT/8P/Corvette attempts</text:p>
          </table:table-cell>
          <table:table-cell office:value-type="string">
            <text:p>0x12A96</text:p>
          </table:table-cell>
          <table:table-cell office:value-type="string">
            <text:p>Slot 0 craft kills – Combat</text:p>
          </table:table-cell>
          <table:table-cell office:value-type="string">
            <text:p>0x13F62</text:p>
          </table:table-cell>
          <table:table-cell table:style-name="ce12" office:value-type="string">
            <text:p>SPT/8P/Defend attempts</text:p>
          </table:table-cell>
          <table:table-cell table:number-columns-repeated="246"/>
        </table:table-row>
        <table:table-row table:style-name="ro1">
          <table:table-cell office:value-type="string">
            <text:p>0x2342</text:p>
          </table:table-cell>
          <table:table-cell table:style-name="ce12" office:value-type="string">
            <text:p>Officer 3rd Class earned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3"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office:value-type="string">
            <text:p>0x2346</text:p>
          </table:table-cell>
          <table:table-cell table:style-name="ce12" office:value-type="string">
            <text:p>Officer 2nd Class earned</text:p>
          </table:table-cell>
          <table:table-cell office:value-type="string">
            <text:p>0x43D2</text:p>
          </table:table-cell>
          <table:table-cell office:value-type="string">
            <text:p>Slot 0 craft (kills) – Exercise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office:value-type="string">
            <text:p>0x12BF6</text:p>
          </table:table-cell>
          <table:table-cell office:value-type="string">
            <text:p>Slot 0 craft (kills) – Exercise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table:number-columns-repeated="246"/>
        </table:table-row>
        <table:table-row table:style-name="ro1">
          <table:table-cell office:value-type="string">
            <text:p>0x234A</text:p>
          </table:table-cell>
          <table:table-cell table:style-name="ce12" office:value-type="string">
            <text:p>Officer 1st Class earned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6062</text:p>
          </table:table-cell>
          <table:table-cell table:style-name="ce12" office:value-type="string">
            <text:p>SPM/FAA Furball attempts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148AA</text:p>
          </table:table-cell>
          <table:table-cell table:style-name="ce12" office:value-type="string">
            <text:p>SPM/FAA Furball attempts</text:p>
          </table:table-cell>
          <table:table-cell table:number-columns-repeated="246"/>
        </table:table-row>
        <table:table-row table:style-name="ro1">
          <table:table-cell office:value-type="string">
            <text:p>0x234E</text:p>
          </table:table-cell>
          <table:table-cell table:style-name="ce12" office:value-type="string">
            <text:p>Veteran 4th Grade earned</text:p>
          </table:table-cell>
          <table:table-cell office:value-type="string">
            <text:p>0x4532</text:p>
          </table:table-cell>
          <table:table-cell office:value-type="string">
            <text:p>Slot 0 craft (kills) – Melee</text:p>
          </table:table-cell>
          <table:table-cell table:number-columns-repeated="2" office:value-type="string">
            <text:p>...</text:p>
          </table:table-cell>
          <table:table-cell office:value-type="string">
            <text:p>0x12D56</text:p>
          </table:table-cell>
          <table:table-cell office:value-type="string">
            <text:p>Slot 0 craft (kills) – Melee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office:value-type="string">
            <text:p>0x2352</text:p>
          </table:table-cell>
          <table:table-cell table:style-name="ce12" office:value-type="string">
            <text:p>Veteran 3rd Grade earned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table:number-columns-repeated="246"/>
        </table:table-row>
        <table:table-row table:style-name="ro1">
          <table:table-cell office:value-type="string">
            <text:p>0x2356</text:p>
          </table:table-cell>
          <table:table-cell table:style-name="ce12" office:value-type="string">
            <text:p>Veteran 2nd Grade earned</text:p>
          </table:table-cell>
          <table:table-cell office:value-type="string">
            <text:p>0x4692</text:p>
          </table:table-cell>
          <table:table-cell office:value-type="string">
            <text:p>Slot 0 craft (kills) – Combat</text:p>
          </table:table-cell>
          <table:table-cell office:value-type="string">
            <text:p>0x838A</text:p>
          </table:table-cell>
          <table:table-cell table:style-name="ce12" office:value-type="string">
            <text:p>SPC/Reb/Mission 1 attempts</text:p>
          </table:table-cell>
          <table:table-cell office:value-type="string">
            <text:p>0x12EB6</text:p>
          </table:table-cell>
          <table:table-cell office:value-type="string">
            <text:p>Slot 0 craft (kills) – Combat</text:p>
          </table:table-cell>
          <table:table-cell office:value-type="string">
            <text:p>0x16BAE</text:p>
          </table:table-cell>
          <table:table-cell table:style-name="ce12" office:value-type="string">
            <text:p>SPC/Reb/Mission 1 attempts</text:p>
          </table:table-cell>
          <table:table-cell table:number-columns-repeated="246"/>
        </table:table-row>
        <table:table-row table:style-name="ro1">
          <table:table-cell office:value-type="string">
            <text:p>0x235A</text:p>
          </table:table-cell>
          <table:table-cell table:style-name="ce12" office:value-type="string">
            <text:p>Veteran 1st Grade earned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3"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office:value-type="string">
            <text:p>0x235E</text:p>
          </table:table-cell>
          <table:table-cell table:style-name="ce12" office:value-type="string">
            <text:p>Ace 4th Level earned</text:p>
          </table:table-cell>
          <table:table-cell office:value-type="string">
            <text:p>0x47F2</text:p>
          </table:table-cell>
          <table:table-cell office:value-type="string">
            <text:p>Slot 0 craft assists – Exercise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office:value-type="string">
            <text:p>0x13016</text:p>
          </table:table-cell>
          <table:table-cell office:value-type="string">
            <text:p>Slot 0 craft assists – Exercise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table:number-columns-repeated="246"/>
        </table:table-row>
        <table:table-row table:style-name="ro1">
          <table:table-cell office:value-type="string">
            <text:p>0x2362</text:p>
          </table:table-cell>
          <table:table-cell table:style-name="ce12" office:value-type="string">
            <text:p>Ace 3rd Level earned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848A</text:p>
          </table:table-cell>
          <table:table-cell table:style-name="ce12" office:value-type="string">
            <text:p>SPC/Imp/Mission 1 attempts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float" office:value="93390">
            <text:p>93390</text:p>
          </table:table-cell>
          <table:table-cell table:style-name="ce12" office:value-type="string">
            <text:p>SPC/Imp/Mission 1 attempts</text:p>
          </table:table-cell>
          <table:table-cell table:number-columns-repeated="246"/>
        </table:table-row>
        <table:table-row table:style-name="ro1">
          <table:table-cell office:value-type="string">
            <text:p>0x2366</text:p>
          </table:table-cell>
          <table:table-cell table:style-name="ce12" office:value-type="string">
            <text:p>Ace 2nd Level earned</text:p>
          </table:table-cell>
          <table:table-cell office:value-type="string">
            <text:p>0x4952</text:p>
          </table:table-cell>
          <table:table-cell office:value-type="string">
            <text:p>Slot 0 craft assists – Melee</text:p>
          </table:table-cell>
          <table:table-cell table:number-columns-repeated="2" office:value-type="string">
            <text:p>...</text:p>
          </table:table-cell>
          <table:table-cell office:value-type="string">
            <text:p>0x13176</text:p>
          </table:table-cell>
          <table:table-cell office:value-type="string">
            <text:p>Slot 0 craft assists – Melee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office:value-type="string">
            <text:p>0x236A</text:p>
          </table:table-cell>
          <table:table-cell table:style-name="ce12" office:value-type="string">
            <text:p>Ace 1st Level earned</text:p>
          </table:table-cell>
          <table:table-cell office:value-type="string">
            <text:p>...</text:p>
          </table:table-cell>
          <table:table-cell table:style-name="Default"/>
          <table:table-cell office:value-type="string">
            <text:p>...</text:p>
          </table:table-cell>
          <table:table-cell office:value-type="string">
            <text:p>Etc, etc</text:p>
          </table:table-cell>
          <table:table-cell office:value-type="string">
            <text:p>...</text:p>
          </table:table-cell>
          <table:table-cell table:style-name="Default"/>
          <table:table-cell office:value-type="string">
            <text:p>...</text:p>
          </table:table-cell>
          <table:table-cell office:value-type="string">
            <text:p>Etc, etc</text:p>
          </table:table-cell>
          <table:table-cell table:number-columns-repeated="246"/>
        </table:table-row>
        <table:table-row table:style-name="ro2">
          <table:table-cell office:value-type="string">
            <text:p>0x236E</text:p>
          </table:table-cell>
          <table:table-cell table:style-name="ce12" office:value-type="string">
            <text:p>Top Ace 4th Order earned</text:p>
          </table:table-cell>
          <table:table-cell office:value-type="string">
            <text:p>0x4AB2</text:p>
          </table:table-cell>
          <table:table-cell office:value-type="string">
            <text:p>Slot 0 craft assists – Combat</text:p>
          </table:table-cell>
          <table:table-cell office:value-type="string">
            <text:p>0xAA72</text:p>
          </table:table-cell>
          <table:table-cell table:style-name="ce13" office:value-type="string">
            <text:p><text:span text:style-name="T3">MPT/R2P/Escort </text:span>attempts</text:p>
          </table:table-cell>
          <table:table-cell office:value-type="string">
            <text:p>0x132D6</text:p>
          </table:table-cell>
          <table:table-cell office:value-type="string">
            <text:p>Slot 0 craft assists – Combat</text:p>
          </table:table-cell>
          <table:table-cell office:value-type="string">
            <text:p>0x19296</text:p>
          </table:table-cell>
          <table:table-cell table:style-name="ce13" office:value-type="string">
            <text:p><text:span text:style-name="T3">MPT/R2P/Escort </text:span>attempts</text:p>
          </table:table-cell>
          <table:table-cell table:number-columns-repeated="246"/>
        </table:table-row>
        <table:table-row table:style-name="ro1">
          <table:table-cell office:value-type="string">
            <text:p>0x2372</text:p>
          </table:table-cell>
          <table:table-cell table:style-name="ce12" office:value-type="string">
            <text:p>Top Ace 3rd Order earned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48"/>
        </table:table-row>
        <table:table-row table:style-name="ro2">
          <table:table-cell office:value-type="string">
            <text:p>0x2376</text:p>
          </table:table-cell>
          <table:table-cell table:style-name="ce12" office:value-type="string">
            <text:p>Top Ace 2nd Order earned</text:p>
          </table:table-cell>
          <table:table-cell office:value-type="string">
            <text:p>0x4C12</text:p>
          </table:table-cell>
          <table:table-cell office:value-type="string">
            <text:p>Target Drone kills – Exercise</text:p>
          </table:table-cell>
          <table:table-cell office:value-type="string">
            <text:p>0xAA8A</text:p>
          </table:table-cell>
          <table:table-cell table:style-name="ce13" office:value-type="string">
            <text:p><text:span text:style-name="T3">MPT/R2P/Escort</text:span> best score</text:p>
          </table:table-cell>
          <table:table-cell office:value-type="string">
            <text:p>0x13436</text:p>
          </table:table-cell>
          <table:table-cell office:value-type="string">
            <text:p>Target Drone kills – Exercise</text:p>
          </table:table-cell>
          <table:table-cell office:value-type="string">
            <text:p>0x192AE</text:p>
          </table:table-cell>
          <table:table-cell table:style-name="ce13" office:value-type="string">
            <text:p><text:span text:style-name="T3">MPT/R2P/Escort</text:span> best score</text:p>
          </table:table-cell>
          <table:table-cell table:number-columns-repeated="246"/>
        </table:table-row>
        <table:table-row table:style-name="ro2">
          <table:table-cell office:value-type="string">
            <text:p>0x237A</text:p>
          </table:table-cell>
          <table:table-cell table:style-name="ce12" office:value-type="string">
            <text:p>Top Ace 1st Order earned</text:p>
          </table:table-cell>
          <table:table-cell office:value-type="string">
            <text:p>0x4C16</text:p>
          </table:table-cell>
          <table:table-cell office:value-type="string">
            <text:p>Ground Crew kills – Exercise</text:p>
          </table:table-cell>
          <table:table-cell office:value-type="string">
            <text:p>0xAA8E</text:p>
          </table:table-cell>
          <table:table-cell table:style-name="ce13" office:value-type="string">
            <text:p><text:span text:style-name="T3">MPT/R2P/Escort </text:span>best time</text:p>
          </table:table-cell>
          <table:table-cell office:value-type="string">
            <text:p>0x1343A</text:p>
          </table:table-cell>
          <table:table-cell office:value-type="string">
            <text:p>Ground Crew kills – Exercise</text:p>
          </table:table-cell>
          <table:table-cell office:value-type="string">
            <text:p>0x192B2</text:p>
          </table:table-cell>
          <table:table-cell table:style-name="ce13" office:value-type="string">
            <text:p><text:span text:style-name="T3">MPT/R2P/Escort </text:span>best time</text:p>
          </table:table-cell>
          <table:table-cell table:number-columns-repeated="246"/>
        </table:table-row>
        <table:table-row table:style-name="ro1">
          <table:table-cell office:value-type="string">
            <text:p>0x237E</text:p>
          </table:table-cell>
          <table:table-cell table:style-name="ce12" office:value-type="string">
            <text:p>Jedi 4th Degree earned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48"/>
        </table:table-row>
        <table:table-row table:style-name="ro2">
          <table:table-cell office:value-type="string">
            <text:p>0x2382</text:p>
          </table:table-cell>
          <table:table-cell table:style-name="ce12" office:value-type="string">
            <text:p>Jedi 3rd Degree earned</text:p>
          </table:table-cell>
          <table:table-cell office:value-type="string">
            <text:p>0x4C76</text:p>
          </table:table-cell>
          <table:table-cell office:value-type="string">
            <text:p>Target Drone kills – Melee</text:p>
          </table:table-cell>
          <table:table-cell office:value-type="string">
            <text:p>0xAA96</text:p>
          </table:table-cell>
          <table:table-cell table:style-name="ce13" office:value-type="string">
            <text:p><text:span text:style-name="T3">MPT/R2P/Escort</text:span> performance</text:p>
          </table:table-cell>
          <table:table-cell office:value-type="string">
            <text:p>0x1349A</text:p>
          </table:table-cell>
          <table:table-cell office:value-type="string">
            <text:p>Target Drone kills – Melee</text:p>
          </table:table-cell>
          <table:table-cell office:value-type="string">
            <text:p>0x192BA</text:p>
          </table:table-cell>
          <table:table-cell table:style-name="ce13" office:value-type="string">
            <text:p><text:span text:style-name="T3">MPT/R2P/Escort</text:span> performance</text:p>
          </table:table-cell>
          <table:table-cell table:number-columns-repeated="246"/>
        </table:table-row>
        <table:table-row table:style-name="ro1">
          <table:table-cell office:value-type="string">
            <text:p>0x2386</text:p>
          </table:table-cell>
          <table:table-cell table:style-name="ce12" office:value-type="string">
            <text:p>Jedi 2nd Degree earned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48"/>
        </table:table-row>
        <table:table-row table:style-name="ro1">
          <table:table-cell office:value-type="string">
            <text:p>0x238A</text:p>
          </table:table-cell>
          <table:table-cell table:style-name="ce12" office:value-type="string">
            <text:p>Jedi 1st Degree earned</text:p>
          </table:table-cell>
          <table:table-cell office:value-type="string">
            <text:p>0x4CDA</text:p>
          </table:table-cell>
          <table:table-cell office:value-type="string">
            <text:p>Target Drone kills – Combat</text:p>
          </table:table-cell>
          <table:table-cell office:value-type="string">
            <text:p>0xAAA2</text:p>
          </table:table-cell>
          <table:table-cell table:style-name="ce12" office:value-type="string">
            <text:p>MPT/R2P/Bombs attempts</text:p>
          </table:table-cell>
          <table:table-cell office:value-type="string">
            <text:p>0x134FE</text:p>
          </table:table-cell>
          <table:table-cell office:value-type="string">
            <text:p>Target Drone kills – Combat</text:p>
          </table:table-cell>
          <table:table-cell office:value-type="string">
            <text:p>0x192C6</text:p>
          </table:table-cell>
          <table:table-cell table:style-name="ce12" office:value-type="string">
            <text:p>MPT/R2P/Bombs attempts</text:p>
          </table:table-cell>
          <table:table-cell table:number-columns-repeated="246"/>
        </table:table-row>
        <table:table-row table:style-name="ro1">
          <table:table-cell office:value-type="string">
            <text:p>0x238E</text:p>
          </table:table-cell>
          <table:table-cell table:style-name="ce12" office:value-type="string">
            <text:p>Jedi Master earned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3"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office:value-type="string">
            <text:p>0x2392</text:p>
          </table:table-cell>
          <table:table-cell table:style-name="ce11" office:value-type="string">
            <text:p>Current rating string</text:p>
          </table:table-cell>
          <table:table-cell office:value-type="string">
            <text:p>0x4D3E</text:p>
          </table:table-cell>
          <table:table-cell office:value-type="string">
            <text:p>Target Drone (kills) – Exercise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office:value-type="string">
            <text:p>0x13562</text:p>
          </table:table-cell>
          <table:table-cell office:value-type="string">
            <text:p>Target Drone (kills) – Exercise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table:number-columns-repeated="246"/>
        </table:table-row>
        <table:table-row table:style-name="ro1">
          <table:table-cell office:value-type="string">
            <text:p>0x2393</text:p>
          </table:table-cell>
          <table:table-cell table:style-name="ce11" office:value-type="string">
            <text:p>XXX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B972</text:p>
          </table:table-cell>
          <table:table-cell table:style-name="ce12" office:value-type="string">
            <text:p>MPM/FAA/Furball attempts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1A196</text:p>
          </table:table-cell>
          <table:table-cell table:style-name="ce12" office:value-type="string">
            <text:p>MPM/FAA/Furball attempts</text:p>
          </table:table-cell>
          <table:table-cell table:number-columns-repeated="246"/>
        </table:table-row>
        <table:table-row table:style-name="ro1">
          <table:table-cell office:value-type="string">
            <text:p>...</text:p>
          </table:table-cell>
          <table:table-cell table:style-name="ce11" office:value-type="string">
            <text:p>...</text:p>
          </table:table-cell>
          <table:table-cell office:value-type="string">
            <text:p>0x4DA2</text:p>
          </table:table-cell>
          <table:table-cell office:value-type="string">
            <text:p>Target Drone (kills) – Melee</text:p>
          </table:table-cell>
          <table:table-cell table:number-columns-repeated="2" office:value-type="string">
            <text:p>...</text:p>
          </table:table-cell>
          <table:table-cell office:value-type="string">
            <text:p>0x135C6</text:p>
          </table:table-cell>
          <table:table-cell office:value-type="string">
            <text:p>Target Drone (kills) – Melee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/>
          <table:table-cell table:style-name="ce11" office:value-type="string">
            <text:p>Unk length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...</text:p>
          </table:table-cell>
          <table:table-cell office:value-type="string">
            <text:p>Etc, etc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4E06</text:p>
          </table:table-cell>
          <table:table-cell office:value-type="string">
            <text:p>Target Drone (kills) – Combat</text:p>
          </table:table-cell>
          <table:table-cell office:value-type="string">
            <text:p>0xE852</text:p>
          </table:table-cell>
          <table:table-cell table:style-name="ce12" office:value-type="string">
            <text:p>MPC/Reb/Misison 1 attempts</text:p>
          </table:table-cell>
          <table:table-cell office:value-type="string">
            <text:p>0x1362A</text:p>
          </table:table-cell>
          <table:table-cell office:value-type="string">
            <text:p>Target Drone (kills) – Combat</text:p>
          </table:table-cell>
          <table:table-cell office:value-type="string">
            <text:p>0x1D076</text:p>
          </table:table-cell>
          <table:table-cell table:style-name="ce12" office:value-type="string">
            <text:p>MPC/Reb/Misison 1 attempts</text:p>
          </table:table-cell>
          <table:table-cell table:number-columns-repeated="246"/>
        </table:table-row>
        <table:table-row table:style-name="ro1">
          <table:table-cell office:value-type="string">
            <text:p>0x3ADC</text:p>
          </table:table-cell>
          <table:table-cell office:value-type="string">
            <text:p>Header clone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3"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table:style-name="Default"/>
          <table:table-cell office:value-type="string">
            <text:p>...</text:p>
          </table:table-cell>
          <table:table-cell office:value-type="string">
            <text:p>Etc, etc</text:p>
          </table:table-cell>
          <table:table-cell/>
          <table:table-cell table:style-name="Default"/>
          <table:table-cell office:value-type="string">
            <text:p>...</text:p>
          </table:table-cell>
          <table:table-cell office:value-type="string">
            <text:p>Etc, etc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string">
            <text:p>0x4F96</text:p>
          </table:table-cell>
          <table:table-cell office:value-type="string">
            <text:p>AI kills – Exercise</text:p>
          </table:table-cell>
          <table:table-cell office:value-type="string">
            <text:p>0x11372</text:p>
          </table:table-cell>
          <table:table-cell table:style-name="ce13" office:value-type="string">
            <text:p><text:span text:style-name="T3">SP/Tourney/L/T </text:span>attempts</text:p>
          </table:table-cell>
          <table:table-cell office:value-type="string">
            <text:p>0x137BA</text:p>
          </table:table-cell>
          <table:table-cell office:value-type="string">
            <text:p>AI kills – Exercise</text:p>
          </table:table-cell>
          <table:table-cell office:value-type="string">
            <text:p>0x1FF56</text:p>
          </table:table-cell>
          <table:table-cell table:style-name="ce13" office:value-type="string">
            <text:p><text:span text:style-name="T3">SP/Tourney/L/T </text:span>attempts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table:number-columns-repeated="2"/>
          <table:table-cell office:value-type="string">
            <text:p>0x4FAE</text:p>
          </table:table-cell>
          <table:table-cell office:value-type="string">
            <text:p>AI kills – Melee</text:p>
          </table:table-cell>
          <table:table-cell office:value-type="string">
            <text:p>0x11746</text:p>
          </table:table-cell>
          <table:table-cell table:style-name="ce13" office:value-type="string">
            <text:p><text:span text:style-name="T3">SP/Tourney/L/T</text:span> best score</text:p>
          </table:table-cell>
          <table:table-cell office:value-type="string">
            <text:p>0x137D2</text:p>
          </table:table-cell>
          <table:table-cell office:value-type="string">
            <text:p>AI kills – Melee</text:p>
          </table:table-cell>
          <table:table-cell office:value-type="string">
            <text:p>0x1FF6A</text:p>
          </table:table-cell>
          <table:table-cell table:style-name="ce13" office:value-type="string">
            <text:p><text:span text:style-name="T3">SP/Tourney/L/T</text:span> best score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Default"/>
          <table:table-cell office:value-type="string">
            <text:p>0x1174A</text:p>
          </table:table-cell>
          <table:table-cell table:style-name="ce13" office:value-type="string">
            <text:p><text:span text:style-name="T3">SP/Tourney/L/T </text:span>best finish</text:p>
          </table:table-cell>
          <table:table-cell/>
          <table:table-cell table:style-name="Default"/>
          <table:table-cell office:value-type="string">
            <text:p>0x1FF6E</text:p>
          </table:table-cell>
          <table:table-cell table:style-name="ce13" office:value-type="string">
            <text:p><text:span text:style-name="T3">SP/Tourney/L/T </text:span>best finish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4FC6</text:p>
          </table:table-cell>
          <table:table-cell office:value-type="string">
            <text:p>AI kills – Combat</text:p>
          </table:table-cell>
          <table:table-cell office:value-type="string">
            <text:p>0x1174E</text:p>
          </table:table-cell>
          <table:table-cell table:style-name="ce14" office:value-type="string">
            <text:p>SP/Tourney/L/T plaque</text:p>
          </table:table-cell>
          <table:table-cell office:value-type="string">
            <text:p>0x137EA</text:p>
          </table:table-cell>
          <table:table-cell office:value-type="string">
            <text:p>AI kills – Combat</text:p>
          </table:table-cell>
          <table:table-cell office:value-type="string">
            <text:p>0x1FF72</text:p>
          </table:table-cell>
          <table:table-cell table:style-name="ce14" office:value-type="string">
            <text:p>SP/Tourney/L/T plaque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table:number-columns-repeated="2"/>
          <table:table-cell office:value-type="string">
            <text:p>0x4FDE</text:p>
          </table:table-cell>
          <table:table-cell office:value-type="string">
            <text:p>AI (kills) – Exercise</text:p>
          </table:table-cell>
          <table:table-cell office:value-type="string">
            <text:p>0x1175A</text:p>
          </table:table-cell>
          <table:table-cell table:style-name="ce12" office:value-type="string">
            <text:p><text:span text:style-name="T3">SP/Tourney/L/P</text:span> attempts</text:p>
          </table:table-cell>
          <table:table-cell office:value-type="string">
            <text:p>0x13802</text:p>
          </table:table-cell>
          <table:table-cell office:value-type="string">
            <text:p>AI (kills) – Exercise</text:p>
          </table:table-cell>
          <table:table-cell office:value-type="string">
            <text:p>0x1FF7E</text:p>
          </table:table-cell>
          <table:table-cell table:style-name="ce12" office:value-type="string">
            <text:p><text:span text:style-name="T3">SP/Tourney/L/P</text:span> attempts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Default"/>
          <table:table-cell table:number-columns-repeated="2" office:value-type="string">
            <text:p>...</text:p>
          </table:table-cell>
          <table:table-cell/>
          <table:table-cell table:style-name="Default"/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4FF6</text:p>
          </table:table-cell>
          <table:table-cell office:value-type="string">
            <text:p>AI (kills) – Melee</text:p>
          </table:table-cell>
          <table:table-cell office:value-type="string">
            <text:p>0x11782</text:p>
          </table:table-cell>
          <table:table-cell table:style-name="ce12" office:value-type="string">
            <text:p>SPT/T/T attempts</text:p>
          </table:table-cell>
          <table:table-cell office:value-type="string">
            <text:p>0x1381A</text:p>
          </table:table-cell>
          <table:table-cell office:value-type="string">
            <text:p>AI (kills) – Melee</text:p>
          </table:table-cell>
          <table:table-cell office:value-type="string">
            <text:p>0x1FFA6</text:p>
          </table:table-cell>
          <table:table-cell table:style-name="ce12" office:value-type="string">
            <text:p>SPT/T/T attempts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Default"/>
          <table:table-cell office:value-type="string">
            <text:p>...</text:p>
          </table:table-cell>
          <table:table-cell table:number-columns-repeated="2"/>
          <table:table-cell table:style-name="Default"/>
          <table:table-cell office:value-type="string">
            <text:p>...</text:p>
          </table:table-cell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0x500E</text:p>
          </table:table-cell>
          <table:table-cell office:value-type="string">
            <text:p>AI (kills) – Combat</text:p>
          </table:table-cell>
          <table:table-cell office:value-type="string">
            <text:p>0x117AA</text:p>
          </table:table-cell>
          <table:table-cell table:style-name="ce12" office:value-type="string">
            <text:p>SPT/T/P attempts</text:p>
          </table:table-cell>
          <table:table-cell office:value-type="string">
            <text:p>0x13832</text:p>
          </table:table-cell>
          <table:table-cell office:value-type="string">
            <text:p>AI (kills) – Combat</text:p>
          </table:table-cell>
          <table:table-cell office:value-type="string">
            <text:p>0x1FFCE</text:p>
          </table:table-cell>
          <table:table-cell table:style-name="ce12" office:value-type="string">
            <text:p>SPT/T/P attempts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Default"/>
          <table:table-cell table:number-columns-repeated="2" office:value-type="string">
            <text:p>...</text:p>
          </table:table-cell>
          <table:table-cell/>
          <table:table-cell table:style-name="Default"/>
          <table:table-cell table:number-columns-repeated="2" office:value-type="string">
            <text:p>...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06E</text:p>
          </table:table-cell>
          <table:table-cell office:value-type="string">
            <text:p>Hidden Cargo found – Exercise</text:p>
          </table:table-cell>
          <table:table-cell table:number-columns-repeated="2"/>
          <table:table-cell office:value-type="string">
            <text:p>0x13892</text:p>
          </table:table-cell>
          <table:table-cell office:value-type="string">
            <text:p>Hidden Cargo found – Exercise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5072</text:p>
          </table:table-cell>
          <table:table-cell office:value-type="string">
            <text:p>Hidden Cargo found – Melee</text:p>
          </table:table-cell>
          <table:table-cell office:value-type="string">
            <text:p>0x11F66</text:p>
          </table:table-cell>
          <table:table-cell table:style-name="ce12" office:value-type="string">
            <text:p>SPB//Reb attempts</text:p>
          </table:table-cell>
          <table:table-cell office:value-type="string">
            <text:p>0x13896</text:p>
          </table:table-cell>
          <table:table-cell office:value-type="string">
            <text:p>Hidden Cargo found – Melee</text:p>
          </table:table-cell>
          <table:table-cell office:value-type="string">
            <text:p>0x2078A</text:p>
          </table:table-cell>
          <table:table-cell table:style-name="ce12" office:value-type="string">
            <text:p>SPB//Reb attempts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076</text:p>
          </table:table-cell>
          <table:table-cell office:value-type="string">
            <text:p>Hidden Cargo found – Combat</text:p>
          </table:table-cell>
          <table:table-cell office:value-type="string">
            <text:p>0x11F6A</text:p>
          </table:table-cell>
          <table:table-cell table:style-name="ce12" office:value-type="string">
            <text:p>SPB// attempts</text:p>
          </table:table-cell>
          <table:table-cell office:value-type="string">
            <text:p>0x1389A</text:p>
          </table:table-cell>
          <table:table-cell office:value-type="string">
            <text:p>Hidden Cargo found – Combat</text:p>
          </table:table-cell>
          <table:table-cell office:value-type="string">
            <text:p>0x2078E</text:p>
          </table:table-cell>
          <table:table-cell table:style-name="ce12" office:value-type="string">
            <text:p>SPB// attempts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07A</text:p>
          </table:table-cell>
          <table:table-cell office:value-type="string">
            <text:p>Lasers hit – Exercise</text:p>
          </table:table-cell>
          <table:table-cell table:number-columns-repeated="2"/>
          <table:table-cell office:value-type="string">
            <text:p>0x1389E</text:p>
          </table:table-cell>
          <table:table-cell office:value-type="string">
            <text:p>Lasers hit – Exercise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11F76</text:p>
          </table:table-cell>
          <table:table-cell table:style-name="ce12" office:value-type="string">
            <text:p>SPB//Reb best score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2079A</text:p>
          </table:table-cell>
          <table:table-cell table:style-name="ce12" office:value-type="string">
            <text:p>SPB//Reb best scor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086</text:p>
          </table:table-cell>
          <table:table-cell office:value-type="string">
            <text:p>Lasers total – Exercise</text:p>
          </table:table-cell>
          <table:table-cell table:number-columns-repeated="2"/>
          <table:table-cell office:value-type="string">
            <text:p>0x138AA</text:p>
          </table:table-cell>
          <table:table-cell office:value-type="string">
            <text:p>Lasers total – Exercise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11F7E</text:p>
          </table:table-cell>
          <table:table-cell table:style-name="ce12" office:value-type="string">
            <text:p>SPB//Reb plaque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207A2</text:p>
          </table:table-cell>
          <table:table-cell table:style-name="ce12" office:value-type="string">
            <text:p>SPB//Reb plaqu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092</text:p>
          </table:table-cell>
          <table:table-cell office:value-type="string">
            <text:p>Warheads hit – Exercise</text:p>
          </table:table-cell>
          <table:table-cell office:value-type="string">
            <text:p>0x11F82</text:p>
          </table:table-cell>
          <table:table-cell table:style-name="ce12" office:value-type="string">
            <text:p>SPB//Reb best margin</text:p>
          </table:table-cell>
          <table:table-cell office:value-type="string">
            <text:p>0x138B6</text:p>
          </table:table-cell>
          <table:table-cell office:value-type="string">
            <text:p>Warheads hit – Exercise</text:p>
          </table:table-cell>
          <table:table-cell office:value-type="string">
            <text:p>0x207A6</text:p>
          </table:table-cell>
          <table:table-cell table:style-name="ce12" office:value-type="string">
            <text:p>SPB//Reb best margin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509E</text:p>
          </table:table-cell>
          <table:table-cell office:value-type="string">
            <text:p>Warheads total – Exercise</text:p>
          </table:table-cell>
          <table:table-cell office:value-type="string">
            <text:p>0x11F8A</text:p>
          </table:table-cell>
          <table:table-cell table:style-name="ce12" office:value-type="string">
            <text:p>SPB//Imp attempts</text:p>
          </table:table-cell>
          <table:table-cell office:value-type="string">
            <text:p>0x138C2</text:p>
          </table:table-cell>
          <table:table-cell office:value-type="string">
            <text:p>Warheads total – Exercise</text:p>
          </table:table-cell>
          <table:table-cell office:value-type="string">
            <text:p>0x207AE</text:p>
          </table:table-cell>
          <table:table-cell table:style-name="ce12" office:value-type="string">
            <text:p>SPB//Imp attempts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11F8E</text:p>
          </table:table-cell>
          <table:table-cell table:style-name="ce12" office:value-type="string">
            <text:p>SPB// attempts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207B2</text:p>
          </table:table-cell>
          <table:table-cell table:style-name="ce12" office:value-type="string">
            <text:p>SPB// attempts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0AA</text:p>
          </table:table-cell>
          <table:table-cell office:value-type="string">
            <text:p>Craft losses – Exercise</text:p>
          </table:table-cell>
          <table:table-cell table:number-columns-repeated="2"/>
          <table:table-cell office:value-type="string">
            <text:p>0x138CE</text:p>
          </table:table-cell>
          <table:table-cell office:value-type="string">
            <text:p>Craft losses – Exercise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11F9A</text:p>
          </table:table-cell>
          <table:table-cell table:style-name="ce12" office:value-type="string">
            <text:p>SPB//Imp best score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207BE</text:p>
          </table:table-cell>
          <table:table-cell table:style-name="ce12" office:value-type="string">
            <text:p>SPB//Imp best scor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0B6</text:p>
          </table:table-cell>
          <table:table-cell office:value-type="string">
            <text:p>Collision losses – Exercise</text:p>
          </table:table-cell>
          <table:table-cell table:number-columns-repeated="2"/>
          <table:table-cell office:value-type="string">
            <text:p>0x138DA</text:p>
          </table:table-cell>
          <table:table-cell office:value-type="string">
            <text:p>Collision losses – Exercise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11FA2</text:p>
          </table:table-cell>
          <table:table-cell table:style-name="ce12" office:value-type="string">
            <text:p>SPB//Imp plaque</text:p>
          </table:table-cell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office:value-type="string">
            <text:p>0x207C6</text:p>
          </table:table-cell>
          <table:table-cell table:style-name="ce12" office:value-type="string">
            <text:p>SPB//Imp plaqu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0C2</text:p>
          </table:table-cell>
          <table:table-cell office:value-type="string">
            <text:p>Starship losses – Exercise</text:p>
          </table:table-cell>
          <table:table-cell office:value-type="string">
            <text:p>0x11FA6</text:p>
          </table:table-cell>
          <table:table-cell table:style-name="ce12" office:value-type="string">
            <text:p>SPB//Imp best margin</text:p>
          </table:table-cell>
          <table:table-cell office:value-type="string">
            <text:p>0x138E6</text:p>
          </table:table-cell>
          <table:table-cell office:value-type="string">
            <text:p>Starship losses – Exercise</text:p>
          </table:table-cell>
          <table:table-cell office:value-type="string">
            <text:p>0x207CA</text:p>
          </table:table-cell>
          <table:table-cell table:style-name="ce12" office:value-type="string">
            <text:p>SPB//Imp best margin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50CE</text:p>
          </table:table-cell>
          <table:table-cell office:value-type="string">
            <text:p>Mine losses – Exercise</text:p>
          </table:table-cell>
          <table:table-cell table:number-columns-repeated="2"/>
          <table:table-cell office:value-type="string">
            <text:p>0x138F2</text:p>
          </table:table-cell>
          <table:table-cell office:value-type="string">
            <text:p>Mine losses – Exercise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50DA</text:p>
          </table:table-cell>
          <table:table-cell office:value-type="string">
            <text:p>Target Drone losses – Exercise</text:p>
          </table:table-cell>
          <table:table-cell table:number-columns-repeated="2"/>
          <table:table-cell office:value-type="string">
            <text:p>0x138FE</text:p>
          </table:table-cell>
          <table:table-cell office:value-type="string">
            <text:p>Target Drone losses – Exercise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50DE</text:p>
          </table:table-cell>
          <table:table-cell office:value-type="string">
            <text:p>Ground Crew losses – Exercise</text:p>
          </table:table-cell>
          <table:table-cell table:number-columns-repeated="2"/>
          <table:table-cell office:value-type="string">
            <text:p>0x13902</text:p>
          </table:table-cell>
          <table:table-cell office:value-type="string">
            <text:p>Ground Crew losses – Exercise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513E</text:p>
          </table:table-cell>
          <table:table-cell office:value-type="string">
            <text:p>Target Drone losses – Melee</text:p>
          </table:table-cell>
          <table:table-cell table:number-columns-repeated="2"/>
          <table:table-cell office:value-type="string">
            <text:p>0x13962</text:p>
          </table:table-cell>
          <table:table-cell office:value-type="string">
            <text:p>Target Drone losses – Melee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51A2</text:p>
          </table:table-cell>
          <table:table-cell office:value-type="string">
            <text:p>Target Drone losses – Combat</text:p>
          </table:table-cell>
          <table:table-cell table:number-columns-repeated="2"/>
          <table:table-cell office:value-type="string">
            <text:p>0x139C6</text:p>
          </table:table-cell>
          <table:table-cell office:value-type="string">
            <text:p>Target Drone losses – Combat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"/>
          <table:table-cell office:value-type="string">
            <text:p>...</text:p>
          </table:table-cell>
          <table:table-cell table:style-name="Default" office:value-type="string">
            <text:p>...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5206</text:p>
          </table:table-cell>
          <table:table-cell office:value-type="string">
            <text:p>AI losses – Exercise</text:p>
          </table:table-cell>
          <table:table-cell table:number-columns-repeated="2"/>
          <table:table-cell office:value-type="string">
            <text:p>0x13A2A</text:p>
          </table:table-cell>
          <table:table-cell office:value-type="string">
            <text:p>AI losses – Exercis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521E</text:p>
          </table:table-cell>
          <table:table-cell office:value-type="string">
            <text:p>AI losses – Melee</text:p>
          </table:table-cell>
          <table:table-cell table:number-columns-repeated="2"/>
          <table:table-cell office:value-type="string">
            <text:p>0x13A42</text:p>
          </table:table-cell>
          <table:table-cell office:value-type="string">
            <text:p>AI losses – Mele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5236</text:p>
          </table:table-cell>
          <table:table-cell office:value-type="string">
            <text:p>AI losses – Combat</text:p>
          </table:table-cell>
          <table:table-cell table:number-columns-repeated="2"/>
          <table:table-cell office:value-type="string">
            <text:p>0x13A5A</text:p>
          </table:table-cell>
          <table:table-cell office:value-type="string">
            <text:p>AI losses – Combat</text:p>
          </table:table-cell>
          <table:table-cell table:number-columns-repeated="248"/>
        </table:table-row>
      </table:table>
      <table:table table:name="XWA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6" table:number-columns-repeated="248" table:default-cell-style-name="Default"/>
        <table:table-row table:style-name="ro1">
          <table:table-cell office:value-type="string">
            <text:p>0x0</text:p>
          </table:table-cell>
          <table:table-cell table:style-name="ce11" office:value-type="string">
            <text:p>Pilot Name</text:p>
          </table:table-cell>
          <table:table-cell office:value-type="string">
            <text:p>0x4D36</text:p>
          </table:table-cell>
          <table:table-cell table:style-name="ce12" office:value-type="string">
            <text:p>Lasers hit</text:p>
          </table:table-cell>
          <table:table-cell office:value-type="string">
            <text:p>0x10E9E</text:p>
          </table:table-cell>
          <table:table-cell table:style-name="ce12" office:value-type="string">
            <text:p>Pilot Rating</text:p>
          </table:table-cell>
          <table:table-cell office:value-type="string">
            <text:p>0x160EE</text:p>
          </table:table-cell>
          <table:table-cell table:style-name="ce12" office:value-type="string">
            <text:p>Lasers hit (dupe)</text:p>
          </table:table-cell>
          <table:table-cell table:number-columns-repeated="248"/>
        </table:table-row>
        <table:table-row table:style-name="ro1">
          <table:table-cell office:value-type="string">
            <text:p>...</text:p>
          </table:table-cell>
          <table:table-cell table:style-name="ce11" office:value-type="string">
            <text:p>XXX</text:p>
          </table:table-cell>
          <table:table-cell table:number-columns-repeated="2"/>
          <table:table-cell office:value-type="string">
            <text:p>0x10EA2</text:p>
          </table:table-cell>
          <table:table-cell table:style-name="ce12" office:value-type="string">
            <text:p>Current Ran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D42</text:p>
          </table:table-cell>
          <table:table-cell table:style-name="ce12" office:value-type="string">
            <text:p>Lasers total</text:p>
          </table:table-cell>
          <table:table-cell office:value-type="string">
            <text:p>0x10EA6</text:p>
          </table:table-cell>
          <table:table-cell table:style-name="ce12" office:value-type="string">
            <text:p>Current Medal</text:p>
          </table:table-cell>
          <table:table-cell office:value-type="string">
            <text:p>0x160FA</text:p>
          </table:table-cell>
          <table:table-cell table:style-name="ce12" office:value-type="string">
            <text:p>Lasers total (dupe)</text:p>
          </table:table-cell>
          <table:table-cell table:number-columns-repeated="248"/>
        </table:table-row>
        <table:table-row table:style-name="ro1">
          <table:table-cell office:value-type="string">
            <text:p>0xE</text:p>
          </table:table-cell>
          <table:table-cell table:style-name="ce12" office:value-type="string">
            <text:p>Total Score (inexact?)</text:p>
          </table:table-cell>
          <table:table-cell table:number-columns-repeated="2"/>
          <table:table-cell office:value-type="string">
            <text:p>0x10EAA</text:p>
          </table:table-cell>
          <table:table-cell table:style-name="ce12" office:value-type="string">
            <text:p>###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D4E</text:p>
          </table:table-cell>
          <table:table-cell table:style-name="ce12" office:value-type="string">
            <text:p>Warheads hit</text:p>
          </table:table-cell>
          <table:table-cell table:number-columns-repeated="2"/>
          <table:table-cell office:value-type="string">
            <text:p>0x16106</text:p>
          </table:table-cell>
          <table:table-cell table:style-name="ce12" office:value-type="string">
            <text:p>Warheads hit (dupe)</text:p>
          </table:table-cell>
          <table:table-cell table:number-columns-repeated="248"/>
        </table:table-row>
        <table:table-row table:style-name="ro1">
          <table:table-cell office:value-type="string">
            <text:p>0x4A</text:p>
          </table:table-cell>
          <table:table-cell table:style-name="ce11" office:value-type="string">
            <text:p>MP name</text:p>
          </table:table-cell>
          <table:table-cell table:number-columns-repeated="2"/>
          <table:table-cell office:value-type="string">
            <text:p>0x10F12</text:p>
          </table:table-cell>
          <table:table-cell table:style-name="ce11" office:value-type="string">
            <text:p>Pilot Rating</text:p>
          </table:table-cell>
          <table:table-cell table:number-columns-repeated="250"/>
        </table:table-row>
        <table:table-row table:style-name="ro1">
          <table:table-cell office:value-type="string">
            <text:p>0x4B</text:p>
          </table:table-cell>
          <table:table-cell table:style-name="ce11" office:value-type="string">
            <text:p>XXX</text:p>
          </table:table-cell>
          <table:table-cell office:value-type="string">
            <text:p>0x4D5A</text:p>
          </table:table-cell>
          <table:table-cell table:style-name="ce12" office:value-type="string">
            <text:p>Warheads total</text:p>
          </table:table-cell>
          <table:table-cell office:value-type="string">
            <text:p>...</text:p>
          </table:table-cell>
          <table:table-cell table:style-name="ce11" office:value-type="string">
            <text:p>...</text:p>
          </table:table-cell>
          <table:table-cell office:value-type="string">
            <text:p>0x16112</text:p>
          </table:table-cell>
          <table:table-cell table:style-name="ce12" office:value-type="string">
            <text:p>Warheads total (dupe)</text:p>
          </table:table-cell>
          <table:table-cell table:number-columns-repeated="248"/>
        </table:table-row>
        <table:table-row table:style-name="ro1">
          <table:table-cell office:value-type="string">
            <text:p>...</text:p>
          </table:table-cell>
          <table:table-cell table:style-name="ce11" office:value-type="string">
            <text:p>...</text:p>
          </table:table-cell>
          <table:table-cell table:number-columns-repeated="2"/>
          <table:table-cell office:value-type="string">
            <text:p>0x10F21</text:p>
          </table:table-cell>
          <table:table-cell table:style-name="ce11" office:value-type="string">
            <text:p>XXX</text:p>
          </table:table-cell>
          <table:table-cell table:number-columns-repeated="250"/>
        </table:table-row>
        <table:table-row table:style-name="ro1">
          <table:table-cell office:value-type="string">
            <text:p>0x6A</text:p>
          </table:table-cell>
          <table:table-cell table:style-name="ce11" office:value-type="string">
            <text:p>name of MP game hosting</text:p>
          </table:table-cell>
          <table:table-cell office:value-type="string">
            <text:p>0x4D6E</text:p>
          </table:table-cell>
          <table:table-cell table:style-name="ce12" office:value-type="string">
            <text:p>Craft Losses – total</text:p>
          </table:table-cell>
          <table:table-cell table:number-columns-repeated="2"/>
          <table:table-cell office:value-type="string">
            <text:p>0x1B2CE</text:p>
          </table:table-cell>
          <table:table-cell table:style-name="ce12" office:value-type="string">
            <text:p>Combat Sim Score??</text:p>
          </table:table-cell>
          <table:table-cell table:number-columns-repeated="248"/>
        </table:table-row>
        <table:table-row table:style-name="ro1">
          <table:table-cell office:value-type="string">
            <text:p>0x6B</text:p>
          </table:table-cell>
          <table:table-cell table:style-name="ce11" office:value-type="string">
            <text:p>XXX</text:p>
          </table:table-cell>
          <table:table-cell table:number-columns-repeated="2"/>
          <table:table-cell office:value-type="string">
            <text:p>0x10F50</text:p>
          </table:table-cell>
          <table:table-cell table:style-name="ce11" office:value-type="string">
            <text:p>Pilot name</text:p>
          </table:table-cell>
          <table:table-cell table:number-columns-repeated="250"/>
        </table:table-row>
        <table:table-row table:style-name="ro1">
          <table:table-cell office:value-type="string">
            <text:p>...</text:p>
          </table:table-cell>
          <table:table-cell table:style-name="ce11" office:value-type="string">
            <text:p>...</text:p>
          </table:table-cell>
          <table:table-cell office:value-type="string">
            <text:p>0x4D7A</text:p>
          </table:table-cell>
          <table:table-cell table:style-name="ce12" office:value-type="string">
            <text:p>Losses from collisions</text:p>
          </table:table-cell>
          <table:table-cell office:value-type="string">
            <text:p>0x10F51</text:p>
          </table:table-cell>
          <table:table-cell table:style-name="ce11" office:value-type="string">
            <text:p>XXX</text:p>
          </table:table-cell>
          <table:table-cell office:value-type="string">
            <text:p>0x1B2DA</text:p>
          </table:table-cell>
          <table:table-cell table:style-name="ce12" office:value-type="string">
            <text:p>Combat Sim Score (dupe)</text:p>
          </table:table-cell>
          <table:table-cell table:number-columns-repeated="248"/>
        </table:table-row>
        <table:table-row table:style-name="ro1">
          <table:table-cell table:number-columns-repeated="4"/>
          <table:table-cell office:value-type="string">
            <text:p>...</text:p>
          </table:table-cell>
          <table:table-cell table:style-name="ce11" office:value-type="string">
            <text:p>Unknown length</text:p>
          </table:table-cell>
          <table:table-cell table:number-columns-repeated="250"/>
        </table:table-row>
        <table:table-row table:style-name="ro1">
          <table:table-cell office:value-type="string">
            <text:p>0x9A</text:p>
          </table:table-cell>
          <table:table-cell table:style-name="ce12" office:value-type="string">
            <text:p>% to next ranking</text:p>
          </table:table-cell>
          <table:table-cell office:value-type="string">
            <text:p>0x4D86</text:p>
          </table:table-cell>
          <table:table-cell table:style-name="ce12" office:value-type="string">
            <text:p>Losses to starships</text:p>
          </table:table-cell>
          <table:table-cell table:number-columns-repeated="2"/>
          <table:table-cell office:value-type="string">
            <text:p>0x1B2E6</text:p>
          </table:table-cell>
          <table:table-cell table:style-name="ce12" office:value-type="string">
            <text:p>Combat Sim Score (dupe)</text:p>
          </table:table-cell>
          <table:table-cell table:number-columns-repeated="248"/>
        </table:table-row>
        <table:table-row table:style-name="ro1">
          <table:table-cell office:value-type="string">
            <text:p>0x9E</text:p>
          </table:table-cell>
          <table:table-cell table:style-name="ce12" office:value-type="string">
            <text:p>TOD Total Score</text:p>
          </table:table-cell>
          <table:table-cell table:number-columns-repeated="2"/>
          <table:table-cell office:value-type="string">
            <text:p>0x11446</text:p>
          </table:table-cell>
          <table:table-cell table:style-name="ce15" office:value-type="string">
            <text:p>TOD Score (dupe)</text:p>
          </table:table-cell>
          <table:table-cell table:number-columns-repeated="250"/>
        </table:table-row>
        <table:table-row table:style-name="ro1">
          <table:table-cell office:value-type="string">
            <text:p>0xA2</text:p>
          </table:table-cell>
          <table:table-cell table:style-name="ce12" office:value-type="string">
            <text:p>Azzameen Score</text:p>
          </table:table-cell>
          <table:table-cell office:value-type="string">
            <text:p>0x4D92</text:p>
          </table:table-cell>
          <table:table-cell table:style-name="ce12" office:value-type="string">
            <text:p>Losses to mines</text:p>
          </table:table-cell>
          <table:table-cell office:value-type="string">
            <text:p>0x1144E</text:p>
          </table:table-cell>
          <table:table-cell table:style-name="ce12" office:value-type="string">
            <office:annotation draw:style-name="gr2" draw:text-style-name="P1" svg:width="1.1409in" svg:height="0.2346in" svg:x="7.9398in" svg:y="1.8976in" draw:caption-point-x="-0.2402in" draw:caption-point-y="0.5953in">
              <dc:creator>MJG</dc:creator>
              <dc:date>2010-08-01T00:00:00</dc:date>
              <text:p text:style-name="P1"><text:span text:style-name="T1">Stored=pts*10</text:span></text:p>
            </office:annotation>
            <text:p>TOD Bonus Score</text:p>
          </table:table-cell>
          <table:table-cell office:value-type="string">
            <text:p>0x1B2FE</text:p>
          </table:table-cell>
          <table:table-cell table:style-name="ce12" office:value-type="string">
            <text:p>Combat Sim Kills (dupe)</text:p>
          </table:table-cell>
          <table:table-cell table:number-columns-repeated="248"/>
        </table:table-row>
        <table:table-row table:style-name="ro1">
          <table:table-cell office:value-type="string">
            <text:p>0xA6</text:p>
          </table:table-cell>
          <table:table-cell table:style-name="ce12" office:value-type="string">
            <text:p>Combat Sim Score</text:p>
          </table:table-cell>
          <table:table-cell table:number-columns-repeated="2"/>
          <table:table-cell office:value-type="string">
            <text:p>0x11452</text:p>
          </table:table-cell>
          <table:table-cell table:style-name="ce12" office:value-type="string">
            <text:p>TOD Score (dupe)</text:p>
          </table:table-cell>
          <table:table-cell/>
          <table:table-cell table:style-name="ce16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4E5E</text:p>
          </table:table-cell>
          <table:table-cell table:style-name="ce12" office:value-type="string">
            <text:p>Target Drone Human killed by</text:p>
          </table:table-cell>
          <table:table-cell office:value-type="string">
            <text:p>0x11456</text:p>
          </table:table-cell>
          <table:table-cell table:style-name="ce15" office:value-type="string">
            <text:p>TOD Score (dupe)</text:p>
          </table:table-cell>
          <table:table-cell office:value-type="string">
            <text:p>0x1DB12</text:p>
          </table:table-cell>
          <table:table-cell table:style-name="ce12" office:value-type="string">
            <text:p>Combat Slot 0 Assists (dupe)</text:p>
          </table:table-cell>
          <table:table-cell table:number-columns-repeated="248"/>
        </table:table-row>
        <table:table-row table:style-name="ro1">
          <table:table-cell office:value-type="string">
            <text:p>0xB6</text:p>
          </table:table-cell>
          <table:table-cell table:style-name="ce12" office:value-type="string">
            <text:p>Unknown</text:p>
          </table:table-cell>
          <table:table-cell office:value-type="string">
            <text:p>0x4E62</text:p>
          </table:table-cell>
          <table:table-cell table:style-name="ce12" office:value-type="string">
            <text:p>Ground Crew Human killed by</text:p>
          </table:table-cell>
          <table:table-cell office:value-type="string">
            <text:p>0x1146E</text:p>
          </table:table-cell>
          <table:table-cell table:style-name="ce12" office:value-type="string">
            <text:p>TOD Kills</text:p>
          </table:table-cell>
          <table:table-cell/>
          <table:table-cell office:value-type="string">
            <text:p>...</text:p>
          </table:table-cell>
          <table:table-cell table:number-columns-repeated="248"/>
        </table:table-row>
        <table:table-row table:style-name="ro1">
          <table:table-cell office:value-type="string">
            <text:p>0xBA</text:p>
          </table:table-cell>
          <table:table-cell table:style-name="ce12" office:value-type="string">
            <text:p>Unknown</text:p>
          </table:table-cell>
          <table:table-cell table:number-columns-repeated="2" office:value-type="string">
            <text:p>...</text:p>
          </table:table-cell>
          <table:table-cell table:number-columns-repeated="252"/>
        </table:table-row>
        <table:table-row table:style-name="ro1">
          <table:table-cell office:value-type="string">
            <text:p>0xBE</text:p>
          </table:table-cell>
          <table:table-cell table:style-name="ce12" office:value-type="string">
            <text:p>Combat Sim Kills</text:p>
          </table:table-cell>
          <table:table-cell table:number-columns-repeated="2"/>
          <table:table-cell office:value-type="string">
            <text:p>0x1148A</text:p>
          </table:table-cell>
          <table:table-cell table:style-name="ce12" office:value-type="string">
            <text:p>TOD Slot 0 Kills (dupe)</text:p>
          </table:table-cell>
          <table:table-cell office:value-type="string">
            <text:p>0x1FBD6</text:p>
          </table:table-cell>
          <table:table-cell table:style-name="ce12" office:value-type="string">
            <text:p>Target Drone Human Kills (dupe)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4F0A</text:p>
          </table:table-cell>
          <table:table-cell table:style-name="ce12" office:value-type="string">
            <text:p>Score (last mission?)</text:p>
          </table:table-cell>
          <table:table-cell office:value-type="string">
            <text:p>0x1148E</text:p>
          </table:table-cell>
          <table:table-cell table:style-name="ce12" office:value-type="string">
            <text:p>TOD Slot 1 Kills (dupe)</text:p>
          </table:table-cell>
          <table:table-cell office:value-type="string">
            <text:p>0x1FBDA</text:p>
          </table:table-cell>
          <table:table-cell table:style-name="ce12" office:value-type="string">
            <text:p>Ground Crew Human Kills (dupe)</text:p>
          </table:table-cell>
          <table:table-cell table:number-columns-repeated="248"/>
        </table:table-row>
        <table:table-row table:style-name="ro1">
          <table:table-cell office:value-type="string">
            <text:p>0xD2</text:p>
          </table:table-cell>
          <table:table-cell table:style-name="ce12" office:value-type="string">
            <text:p>TOD Slot 0 Kills (X-W)</text:p>
          </table:table-cell>
          <table:table-cell table:number-columns-repeated="2"/>
          <table:table-cell table:number-columns-repeated="4" office:value-type="string">
            <text:p>...</text:p>
          </table:table-cell>
          <table:table-cell table:number-columns-repeated="248"/>
        </table:table-row>
        <table:table-row table:style-name="ro1">
          <table:table-cell office:value-type="string">
            <text:p>0xD6</text:p>
          </table:table-cell>
          <table:table-cell table:style-name="ce12" office:value-type="string">
            <text:p>TOD Slot 1 Kills (Y-W)</text:p>
          </table:table-cell>
          <table:table-cell office:value-type="string">
            <text:p>0x5E8E</text:p>
          </table:table-cell>
          <table:table-cell table:style-name="ce12" office:value-type="string">
            <text:p>Bonus score (last mission?)</text:p>
          </table:table-cell>
          <table:table-cell table:number-columns-repeated="252"/>
        </table:table-row>
        <table:table-row table:style-name="ro1">
          <table:table-cell table:number-columns-repeated="2" office:value-type="string">
            <text:p>...</text:p>
          </table:table-cell>
          <table:table-cell table:number-columns-repeated="2"/>
          <table:table-cell office:value-type="string">
            <text:p>0x12C8A</text:p>
          </table:table-cell>
          <table:table-cell table:style-name="ce12" office:value-type="string">
            <text:p>TOD Slot 0 Assists (dupe)</text:p>
          </table:table-cell>
          <table:table-cell office:value-type="string">
            <text:p>0x1FFAE</text:p>
          </table:table-cell>
          <table:table-cell table:style-name="ce12" office:value-type="string">
            <text:p>Craft Losses – total (dupe)</text:p>
          </table:table-cell>
          <table:table-cell table:number-columns-repeated="248"/>
        </table:table-row>
        <table:table-row table:style-name="ro1">
          <table:table-cell office:value-type="string">
            <text:p>0x46E</text:p>
          </table:table-cell>
          <table:table-cell office:value-type="string">
            <text:p>Unknown</text:p>
          </table:table-cell>
          <table:table-cell office:value-type="string">
            <text:p>0x5EC2</text:p>
          </table:table-cell>
          <table:table-cell table:style-name="ce12" office:value-type="string">
            <text:p>Slot 0 kills (last mission?)</text:p>
          </table:table-cell>
          <table:table-cell office:value-type="string">
            <text:p>0x12C8E</text:p>
          </table:table-cell>
          <table:table-cell table:style-name="ce12" office:value-type="string">
            <text:p>TOD Slot 1 Assists (dupe)</text:p>
          </table:table-cell>
          <table:table-cell table:number-columns-repeated="250"/>
        </table:table-row>
        <table:table-row table:style-name="ro1">
          <table:table-cell table:number-columns-repeated="2" office:value-type="string">
            <text:p>...</text:p>
          </table:table-cell>
          <table:table-cell office:value-type="string">
            <text:p>0x5EC6</text:p>
          </table:table-cell>
          <table:table-cell table:style-name="ce12" office:value-type="string">
            <text:p>Slot 1 kills (last mission?)</text:p>
          </table:table-cell>
          <table:table-cell table:number-columns-repeated="2" office:value-type="string">
            <text:p>...</text:p>
          </table:table-cell>
          <table:table-cell office:value-type="string">
            <text:p>0x1FFBA</text:p>
          </table:table-cell>
          <table:table-cell table:style-name="ce12" office:value-type="string">
            <text:p>Losses from collisions (dupe)</text:p>
          </table:table-cell>
          <table:table-cell table:number-columns-repeated="248"/>
        </table:table-row>
        <table:table-row table:style-name="ro1">
          <table:table-cell office:value-type="string">
            <text:p>0x8CE</text:p>
          </table:table-cell>
          <table:table-cell table:style-name="ce12" office:value-type="string">
            <text:p>Azz Slot 0 Kills</text:p>
          </table:table-cell>
          <table:table-cell table:number-columns-repeated="2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" office:value-type="string">
            <text:p>...</text:p>
          </table:table-cell>
          <table:table-cell table:number-columns-repeated="2"/>
          <table:table-cell office:value-type="string">
            <text:p>0x13C12</text:p>
          </table:table-cell>
          <table:table-cell table:style-name="ce12" office:value-type="string">
            <text:p>Combat Slot 0 Kills (dupe)</text:p>
          </table:table-cell>
          <table:table-cell office:value-type="string">
            <text:p>0x1FFC6</text:p>
          </table:table-cell>
          <table:table-cell table:style-name="ce12" office:value-type="string">
            <text:p>Losses to starships (dupe)</text:p>
          </table:table-cell>
          <table:table-cell table:number-columns-repeated="248"/>
        </table:table-row>
        <table:table-row table:style-name="ro1">
          <table:table-cell office:value-type="string">
            <text:p>0xC66</text:p>
          </table:table-cell>
          <table:table-cell office:value-type="string">
            <text:p>Unknown</text:p>
          </table:table-cell>
          <table:table-cell office:value-type="string">
            <text:p>0xAB26</text:p>
          </table:table-cell>
          <table:table-cell table:style-name="ce12" office:value-type="string">
            <text:p>Lasers hit (last mission?)</text:p>
          </table:table-cell>
          <table:table-cell office:value-type="string">
            <text:p>0x13C16</text:p>
          </table:table-cell>
          <table:table-cell table:style-name="ce12" office:value-type="string">
            <text:p>Combat Slot 1 Kills (dupe)</text:p>
          </table:table-cell>
          <table:table-cell table:number-columns-repeated="250"/>
        </table:table-row>
        <table:table-row table:style-name="ro1">
          <table:table-cell table:number-columns-repeated="2" office:value-type="string">
            <text:p>...</text:p>
          </table:table-cell>
          <table:table-cell table:number-columns-repeated="2"/>
          <table:table-cell table:number-columns-repeated="2" office:value-type="string">
            <text:p>...</text:p>
          </table:table-cell>
          <table:table-cell office:value-type="string">
            <text:p>0x1FFD2</text:p>
          </table:table-cell>
          <table:table-cell table:style-name="ce12" office:value-type="string">
            <text:p>Losses to mines (dupe)</text:p>
          </table:table-cell>
          <table:table-cell table:number-columns-repeated="248"/>
        </table:table-row>
        <table:table-row table:style-name="ro1">
          <table:table-cell office:value-type="string">
            <text:p>0x10D2</text:p>
          </table:table-cell>
          <table:table-cell table:style-name="ce12" office:value-type="string">
            <text:p>Combat Slot 0 Kills</text:p>
          </table:table-cell>
          <table:table-cell office:value-type="string">
            <text:p>0xAB32</text:p>
          </table:table-cell>
          <table:table-cell table:style-name="ce12" office:value-type="string">
            <text:p>Lasers total (last mission?)</text:p>
          </table:table-cell>
          <table:table-cell table:number-columns-repeated="252"/>
        </table:table-row>
        <table:table-row table:style-name="ro1">
          <table:table-cell table:number-columns-repeated="2" office:value-type="string">
            <text:p>...</text:p>
          </table:table-cell>
          <table:table-cell table:number-columns-repeated="4"/>
          <table:table-cell office:value-type="string">
            <text:p>0x2009E</text:p>
          </table:table-cell>
          <table:table-cell table:style-name="ce12" office:value-type="string">
            <text:p>Target Drone Human killed by (dupe)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AD16</text:p>
          </table:table-cell>
          <table:table-cell table:style-name="ce12" office:value-type="string">
            <text:p>Mission 1 Score</text:p>
          </table:table-cell>
          <table:table-cell table:number-columns-repeated="2"/>
          <table:table-cell office:value-type="string">
            <text:p>0x200A2</text:p>
          </table:table-cell>
          <table:table-cell table:style-name="ce12" office:value-type="string">
            <text:p>Ground Crew Human killed by (dupe)</text:p>
          </table:table-cell>
          <table:table-cell table:number-columns-repeated="248"/>
        </table:table-row>
        <table:table-row table:style-name="ro1">
          <table:table-cell office:value-type="string">
            <text:p>0x18D2</text:p>
          </table:table-cell>
          <table:table-cell table:style-name="ce12" office:value-type="string">
            <text:p>TOD Slot 0 Assists (X-W)</text:p>
          </table:table-cell>
          <table:table-cell office:value-type="string">
            <text:p>0xAD1A</text:p>
          </table:table-cell>
          <table:table-cell table:style-name="ce12" office:value-type="string">
            <text:p>Mission 1 Time</text:p>
          </table:table-cell>
          <table:table-cell table:number-columns-repeated="2"/>
          <table:table-cell table:number-columns-repeated="2" office:value-type="string">
            <text:p>...</text:p>
          </table:table-cell>
          <table:table-cell table:number-columns-repeated="248"/>
        </table:table-row>
        <table:table-row table:style-name="ro1">
          <table:table-cell office:value-type="string">
            <text:p>0x18D6</text:p>
          </table:table-cell>
          <table:table-cell table:style-name="ce12" office:value-type="string">
            <text:p>TOD Slot 1 Assists (Y-W)</text:p>
          </table:table-cell>
          <table:table-cell table:number-columns-repeated="254"/>
        </table:table-row>
        <table:table-row table:style-name="ro1">
          <table:table-cell table:number-columns-repeated="2" office:value-type="string">
            <text:p>...</text:p>
          </table:table-cell>
          <table:table-cell office:value-type="string">
            <text:p>0xAD26</text:p>
          </table:table-cell>
          <table:table-cell table:style-name="ce12" office:value-type="string">
            <text:p>Bonus score * 10</text:p>
          </table:table-cell>
          <table:table-cell table:number-columns-repeated="2"/>
          <table:table-cell office:value-type="string">
            <text:p>0x20212</text:p>
          </table:table-cell>
          <table:table-cell table:style-name="ce15" office:value-type="string">
            <text:p>Azzameen Score (dupe)</text:p>
          </table:table-cell>
          <table:table-cell table:number-columns-repeated="248"/>
        </table:table-row>
        <table:table-row table:style-name="ro1">
          <table:table-cell office:value-type="string">
            <text:p>0x1C72</text:p>
          </table:table-cell>
          <table:table-cell office:value-type="string">
            <text:p>Unknown</text:p>
          </table:table-cell>
          <table:table-cell table:number-columns-repeated="4"/>
          <table:table-cell office:value-type="string">
            <text:p>0x2021A</text:p>
          </table:table-cell>
          <table:table-cell table:style-name="ce12" office:value-type="string">
            <office:annotation draw:style-name="gr2" draw:text-style-name="P1" svg:width="1.1409in" svg:height="0.2346in" svg:x="11.0457in" svg:y="5.8094in" draw:caption-point-x="-0.2402in" draw:caption-point-y="0.5953in">
              <dc:creator>MJG</dc:creator>
              <dc:date>2010-08-01T00:00:00</dc:date>
              <text:p text:style-name="P1"><text:span text:style-name="T1">Stored=pts*10</text:span></text:p>
            </office:annotation>
            <text:p>Azzameen Bonus Scor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...</text:p>
          </table:table-cell>
          <table:table-cell office:value-type="string">
            <text:p>0xAD46</text:p>
          </table:table-cell>
          <table:table-cell table:style-name="ce12" office:value-type="string">
            <text:p>Mission 2 Score</text:p>
          </table:table-cell>
          <table:table-cell table:number-columns-repeated="2"/>
          <table:table-cell office:value-type="string">
            <text:p>0x2021E</text:p>
          </table:table-cell>
          <table:table-cell table:style-name="ce15" office:value-type="string">
            <text:p>Azzameen Score (dupe)</text:p>
          </table:table-cell>
          <table:table-cell table:number-columns-repeated="248"/>
        </table:table-row>
        <table:table-row table:style-name="ro1">
          <table:table-cell office:value-type="string">
            <text:p>0x20CE</text:p>
          </table:table-cell>
          <table:table-cell table:style-name="ce12" office:value-type="string">
            <text:p>Azz Slot 0 Assists</text:p>
          </table:table-cell>
          <table:table-cell table:number-columns-repeated="2" office:value-type="string">
            <text:p>...</text:p>
          </table:table-cell>
          <table:table-cell table:number-columns-repeated="2"/>
          <table:table-cell office:value-type="string">
            <text:p>0x20226</text:p>
          </table:table-cell>
          <table:table-cell table:style-name="ce15" office:value-type="string">
            <text:p>Azzameen Score (dupe)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...</text:p>
          </table:table-cell>
          <table:table-cell office:value-type="string">
            <text:p>0xAE66</text:p>
          </table:table-cell>
          <table:table-cell table:style-name="ce12" office:value-type="string">
            <text:p>Mission 7 Score</text:p>
          </table:table-cell>
          <table:table-cell table:number-columns-repeated="2"/>
          <table:table-cell office:value-type="string">
            <text:p>0x2023E</text:p>
          </table:table-cell>
          <table:table-cell table:style-name="ce12" office:value-type="string">
            <text:p>Azzameen Kills</text:p>
          </table:table-cell>
          <table:table-cell table:number-columns-repeated="248"/>
        </table:table-row>
        <table:table-row table:style-name="ro1">
          <table:table-cell office:value-type="string">
            <text:p>0x28D2</text:p>
          </table:table-cell>
          <table:table-cell table:style-name="ce12" office:value-type="string">
            <text:p>Combat Slot 0 Assists</text:p>
          </table:table-cell>
          <table:table-cell table:number-columns-repeated="2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" office:value-type="string">
            <text:p>...</text:p>
          </table:table-cell>
          <table:table-cell office:value-type="string">
            <text:p>0xB706</text:p>
          </table:table-cell>
          <table:table-cell table:style-name="ce12" office:value-type="string">
            <text:p>Mission 53 Score</text:p>
          </table:table-cell>
          <table:table-cell table:number-columns-repeated="2"/>
          <table:table-cell office:value-type="string">
            <text:p>0x20A52</text:p>
          </table:table-cell>
          <table:table-cell table:style-name="ce12" office:value-type="string">
            <text:p>Azz Slot 0 Kills (dupe)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2"/>
          <table:table-cell table:number-columns-repeated="2" office:value-type="string">
            <text:p>...</text:p>
          </table:table-cell>
          <table:table-cell table:number-columns-repeated="248"/>
        </table:table-row>
        <table:table-row table:style-name="ro1">
          <table:table-cell office:value-type="string">
            <text:p>0x4996</text:p>
          </table:table-cell>
          <table:table-cell table:style-name="ce12" office:value-type="string">
            <text:p>Target Drone Human Kills</text:p>
          </table:table-cell>
          <table:table-cell table:number-columns-repeated="254"/>
        </table:table-row>
        <table:table-row table:style-name="ro1">
          <table:table-cell office:value-type="string">
            <text:p>0x499A</text:p>
          </table:table-cell>
          <table:table-cell table:style-name="ce12" office:value-type="string">
            <text:p>Ground Crew Human Kills</text:p>
          </table:table-cell>
          <table:table-cell table:number-columns-repeated="4"/>
          <table:table-cell office:value-type="string">
            <text:p>0x22252</text:p>
          </table:table-cell>
          <table:table-cell table:style-name="ce12" office:value-type="string">
            <text:p>Azz Slot 0 Assists (dupe)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...</text:p>
          </table:table-cell>
          <table:table-cell table:number-columns-repeated="4"/>
          <table:table-cell table:number-columns-repeated="2" office:value-type="string">
            <text:p>...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string">
            <text:p>0x250FF</text:p>
          </table:table-cell>
          <table:table-cell table:style-name="ce11" office:value-type="string">
            <text:p>Current Combat Sim File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0x25100</text:p>
          </table:table-cell>
          <table:table-cell table:style-name="ce11" office:value-type="string">
            <text:p>XXX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...</text:p>
          </table:table-cell>
          <table:table-cell table:style-name="ce11" office:value-type="string">
            <text:p>Unknown length</text:p>
          </table:table-cell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1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0x &amp; </number:text>
      <number:number number:decimal-places="0" number:min-integer-digits="0"/>
    </number:number-style>
    <number:number-style style:name="N162">
      <number:text>0x &amp; </number:text>
      <number:number number:decimal-places="0" number:min-integer-digits="1"/>
    </number:number-style>
    <number:number-style style:name="N163">
      <number:text>0x</number:text>
      <number:number number:decimal-places="0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7">08/17/2010</text:date>, <text:time>18:5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mon Pascoe</meta:initial-creator>
    <meta:creation-date>2002-08-06T17:44:15</meta:creation-date>
    <dc:creator>Michael Gaisser</dc:creator>
    <dc:date>2010-08-17T18:59:21.65</dc:date>
    <meta:print-date>2002-08-06T18:13:04</meta:print-date>
    <meta:editing-cycles>67</meta:editing-cycles>
    <meta:editing-duration>PT21H31M21S</meta:editing-duration>
    <meta:document-statistic meta:table-count="3" meta:cell-count="1076" meta:object-count="0"/>
    <meta:user-defined meta:name="Info 1"/>
    <meta:user-defined meta:name="Info 2"/>
    <meta:user-defined meta:name="Info 3"/>
    <meta:user-defined meta:name="Info 4"/>
  </office:meta>
</office:document-meta>
</file>